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4.011cm" fo:margin-left="0cm" table:align="left"/>
    </style:style>
    <style:style style:name="Table1.A" style:family="table-column">
      <style:table-column-properties style:column-width="1.293cm"/>
    </style:style>
    <style:style style:name="Table1.B" style:family="table-column">
      <style:table-column-properties style:column-width="0.512cm"/>
    </style:style>
    <style:style style:name="Table1.C" style:family="table-column">
      <style:table-column-properties style:column-width="12.206cm"/>
    </style:style>
    <style:style style:name="Table1.A1" style:family="table-cell">
      <style:table-cell-properties fo:padding="0.097cm" fo:border="none"/>
    </style:style>
    <style:style style:name="P1" style:family="paragraph" style:parent-style-name="Standard">
      <style:paragraph-properties fo:line-height="150%" fo:text-align="justify" style:justify-single-word="false"/>
      <style:text-properties style:font-name="Times New Roman" fo:font-weight="bold" officeooo:rsid="00071d79" officeooo:paragraph-rsid="00071d79" style:font-weight-asian="bold" style:font-weight-complex="bold"/>
    </style:style>
    <style:style style:name="P2" style:family="paragraph" style:parent-style-name="Standard">
      <style:paragraph-properties fo:line-height="150%" fo:text-align="center" style:justify-single-word="false"/>
      <style:text-properties style:font-name="Times New Roman" fo:font-weight="bold" officeooo:rsid="00071d79" officeooo:paragraph-rsid="00071d79" style:font-weight-asian="bold" style:font-weight-complex="bold"/>
    </style:style>
    <style:style style:name="P3" style:family="paragraph" style:parent-style-name="Standard">
      <style:paragraph-properties fo:margin-left="0.847cm" fo:margin-right="0cm" fo:margin-top="0cm" fo:margin-bottom="0.247cm" style:contextual-spacing="false" fo:line-height="100%" fo:text-indent="-0.847cm" style:auto-text-indent="false"/>
      <style:text-properties style:font-name="Times New Roman" fo:font-size="12pt"/>
    </style:style>
    <style:style style:name="P4" style:family="paragraph" style:parent-style-name="Standard">
      <style:paragraph-properties fo:line-height="100%"/>
      <style:text-properties style:font-name="Times New Roman" fo:font-size="12pt"/>
    </style:style>
    <style:style style:name="P5" style:family="paragraph" style:parent-style-name="Standard">
      <style:paragraph-properties fo:line-height="150%" fo:text-align="justify" style:justify-single-word="false"/>
      <style:text-properties style:font-name="Times New Roman" fo:font-weight="bold" officeooo:rsid="00071d79" officeooo:paragraph-rsid="00071d79" style:font-weight-asian="bold" style:font-weight-complex="bold"/>
    </style:style>
    <style:style style:name="P6" style:family="paragraph" style:parent-style-name="Standard">
      <style:paragraph-properties fo:line-height="150%" fo:text-align="justify" style:justify-single-word="false"/>
      <style:text-properties style:font-name="Times New Roman" fo:font-weight="bold" officeooo:rsid="000fd46b" officeooo:paragraph-rsid="000fd46b" style:font-weight-asian="bold" style:font-weight-complex="bold"/>
    </style:style>
    <style:style style:name="P7" style:family="paragraph" style:parent-style-name="Standard">
      <style:paragraph-properties fo:line-height="150%" fo:text-align="center" style:justify-single-word="false"/>
      <style:text-properties style:font-name="Times New Roman" fo:font-weight="bold" officeooo:rsid="000fd46b" officeooo:paragraph-rsid="000fd46b" style:font-weight-asian="bold" style:font-weight-complex="bold"/>
    </style:style>
    <style:style style:name="P8" style:family="paragraph" style:parent-style-name="Standard">
      <style:paragraph-properties fo:line-height="150%" fo:text-align="justify" style:justify-single-word="false"/>
      <style:text-properties style:font-name="Times New Roman" fo:font-weight="normal" officeooo:rsid="000fd46b" officeooo:paragraph-rsid="000fd46b" style:font-weight-asian="normal" style:font-weight-complex="normal"/>
    </style:style>
    <style:style style:name="P9" style:family="paragraph" style:parent-style-name="Standard">
      <style:paragraph-properties fo:line-height="150%" fo:text-align="justify" style:justify-single-word="false"/>
      <style:text-properties style:font-name="Times New Roman" fo:font-weight="normal" officeooo:rsid="000fd46b" officeooo:paragraph-rsid="00117206" style:font-weight-asian="normal" style:font-weight-complex="normal"/>
    </style:style>
    <style:style style:name="P10" style:family="paragraph" style:parent-style-name="Standard">
      <style:paragraph-properties fo:line-height="150%" fo:text-align="justify" style:justify-single-word="false"/>
      <style:text-properties style:font-name="Times New Roman" fo:font-weight="normal" officeooo:rsid="00117206" officeooo:paragraph-rsid="00117206" style:font-weight-asian="normal" style:font-weight-complex="normal"/>
    </style:style>
    <style:style style:name="P11" style:family="paragraph" style:parent-style-name="Standard">
      <style:paragraph-properties fo:line-height="150%" fo:text-align="justify" style:justify-single-word="false"/>
      <style:text-properties style:font-name="Times New Roman" fo:font-weight="normal" officeooo:rsid="00126f0e" officeooo:paragraph-rsid="00126f0e" style:font-weight-asian="normal" style:font-weight-complex="normal"/>
    </style:style>
    <style:style style:name="P12" style:family="paragraph" style:parent-style-name="Standard">
      <style:paragraph-properties fo:line-height="150%" fo:text-align="justify" style:justify-single-word="false"/>
      <style:text-properties style:font-name="Times New Roman" fo:font-weight="normal" officeooo:rsid="0012f769" officeooo:paragraph-rsid="0012f769" style:font-weight-asian="normal" style:font-weight-complex="normal"/>
    </style:style>
    <style:style style:name="P13" style:family="paragraph" style:parent-style-name="Standard">
      <style:paragraph-properties fo:line-height="150%" fo:text-align="justify" style:justify-single-word="false"/>
      <style:text-properties style:font-name="Times New Roman" fo:font-weight="normal" officeooo:rsid="00149149" officeooo:paragraph-rsid="00149149" style:font-weight-asian="normal" style:font-weight-complex="normal"/>
    </style:style>
    <style:style style:name="P14" style:family="paragraph" style:parent-style-name="Standard">
      <style:paragraph-properties fo:line-height="150%" fo:text-align="justify" style:justify-single-word="false" fo:break-before="page"/>
      <style:text-properties style:font-name="Times New Roman" fo:font-weight="bold" officeooo:rsid="000fd46b" officeooo:paragraph-rsid="000fd46b" style:font-weight-asian="bold" style:font-weight-complex="bold"/>
    </style:style>
    <style:style style:name="P15" style:family="paragraph" style:parent-style-name="Standard" style:master-page-name="daftar_20_isi">
      <style:paragraph-properties fo:line-height="150%" fo:text-align="center" style:justify-single-word="false" style:page-number="auto"/>
      <style:text-properties style:font-name="Times New Roman" fo:font-weight="bold" officeooo:rsid="00071d79" officeooo:paragraph-rsid="00071d79" style:font-weight-asian="bold" style:font-weight-complex="bold"/>
    </style:style>
    <style:style style:name="P16" style:family="paragraph" style:parent-style-name="Table_20_Contents">
      <style:paragraph-properties fo:text-align="justify" style:justify-single-word="false"/>
      <style:text-properties style:font-name="Times New Roman"/>
    </style:style>
    <style:style style:name="P17" style:family="paragraph" style:parent-style-name="Table_20_Contents">
      <style:paragraph-properties fo:text-align="justify" style:justify-single-word="false"/>
      <style:text-properties style:font-name="Times New Roman" officeooo:paragraph-rsid="000fd46b"/>
    </style:style>
    <style:style style:name="T1" style:family="text">
      <style:text-properties style:text-position="0% 100%"/>
    </style:style>
    <style:style style:name="T2" style:family="text">
      <style:text-properties fo:font-style="italic" style:font-style-asian="italic"/>
    </style:style>
    <style:style style:name="T3" style:family="text">
      <style:text-properties officeooo:rsid="000a2fd5"/>
    </style:style>
    <style:style style:name="T4" style:family="text">
      <style:text-properties officeooo:rsid="000f58e1"/>
    </style:style>
    <style:style style:name="T5" style:family="text">
      <style:text-properties officeooo:rsid="00112d3f"/>
    </style:style>
    <style:style style:name="T6" style:family="text">
      <style:text-properties officeooo:rsid="00117206"/>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AFTAR <text:span text:style-name="T4">PUSTAKA</text:span></text:p>
      <text:p text:style-name="P2"/>
      <text:p text:style-name="P1"><text:reference-mark-start text:name="ADDIN CSL_CITATION {&quot;citationItems&quot;: [{&quot;id&quot;: &quot;ITEM-1&quot;, &quot;itemData&quot;: {&quot;author&quot;: [{&quot;dropping-particle&quot;: &quot;&quot;, &quot;family&quot;: &quot;Annur&quot;, &quot;given&quot;: &quot;Muhammad Hafizh&quot;, &quot;non-dropping-particle&quot;: &quot;&quot;, &quot;parse-names&quot;: false, &quot;suffix&quot;: &quot;&quot;}, {&quot;dropping-particle&quot;: &quot;&quot;, &quot;family&quot;: &quot;Delianti&quot;, &quot;given&quot;: &quot;Vera Irma&quot;, &quot;non-dropping-particle&quot;: &quot;&quot;, &quot;parse-names&quot;: false, &quot;suffix&quot;: &quot;&quot;}], &quot;container-title&quot;: &quot;VoteTEKNIKA: Jurnal Vocational Teknik Elektronika dan Informatika&quot;, &quot;id&quot;: &quot;ITEM-1&quot;, &quot;issue&quot;: &quot;1&quot;, &quot;issued&quot;: {&quot;date-parts&quot;: [[&quot;2020&quot;]]}, &quot;page&quot;: &quot;37-43&quot;, &quot;title&quot;: &quot;Rancang Bangun Sistem Informasi Manajemen Organisasi Himpunan Mahasiswa Rokan Hulu&quot;, &quot;type&quot;: &quot;article-journal&quot;, &quot;volume&quot;: &quot;8&quot;}, &quot;uris&quot;: [&quot;http://www.mendeley.com/documents/?uuid=622b4c61-b4be-4fb5-a0dc-2fac2f7c7e1e&quot;]}, {&quot;id&quot;: &quot;ITEM-2&quot;, &quot;itemData&quot;: {&quot;author&quot;: [{&quot;dropping-particle&quot;: &quot;&quot;, &quot;family&quot;: &quot;Apriliani&quot;, &quot;given&quot;: &quot;Sri Lis&quot;, &quot;non-dropping-particle&quot;: &quot;&quot;, &quot;parse-names&quot;: false, &quot;suffix&quot;: &quot;&quot;}, {&quot;dropping-particle&quot;: &quot;&quot;, &quot;family&quot;: &quot;Esabella&quot;, &quot;given&quot;: &quot;Shinta&quot;, &quot;non-dropping-particle&quot;: &quot;&quot;, &quot;parse-names&quot;: false, &quot;suffix&quot;: &quot;&quot;}, {&quot;dropping-particle&quot;: &quot;&quot;, &quot;family&quot;: &quot;Julkarnain&quot;, &quot;given&quot;: &quot;M&quot;, &quot;non-dropping-particle&quot;: &quot;&quot;, &quot;parse-names&quot;: false, &quot;suffix&quot;: &quot;&quot;}, {&quot;dropping-particle&quot;: &quot;&quot;, &quot;family&quot;: &quot;Informatika&quot;, &quot;given&quot;: &quot;Program Studi&quot;, &quot;non-dropping-particle&quot;: &quot;&quot;, &quot;parse-names&quot;: false, &quot;suffix&quot;: &quot;&quot;}, {&quot;dropping-particle&quot;: &quot;&quot;, &quot;family&quot;: &quot;Teknik&quot;, &quot;given&quot;: &quot;Fakultas&quot;, &quot;non-dropping-particle&quot;: &quot;&quot;, &quot;parse-names&quot;: false, &quot;suffix&quot;: &quot;&quot;}, {&quot;dropping-particle&quot;: &quot;&quot;, &quot;family&quot;: &quot;Sumbawa&quot;, &quot;given&quot;: &quot;Universitas Teknologi&quot;, &quot;non-dropping-particle&quot;: &quot;&quot;, &quot;parse-names&quot;: false, &quot;suffix&quot;: &quot;&quot;}], &quot;container-title&quot;: &quot;Jurnal Teknik Sains&quot;, &quot;id&quot;: &quot;ITEM-2&quot;, &quot;issue&quot;: &quot;2&quot;, &quot;issued&quot;: {&quot;date-parts&quot;: [[&quot;2020&quot;]]}, &quot;page&quot;: &quot;18-22&quot;, &quot;title&quot;: &quot;Rancang Bangun Aplikasi Monitoring Unit Kegiatan Mahasiswa (Ukm) Universitas Teknologi Sumbawa Berbasis Web&quot;, &quot;type&quot;: &quot;article-journal&quot;, &quot;volume&quot;: &quot;1&quot;}, &quot;uris&quot;: [&quot;http://www.mendeley.com/documents/?uuid=2e41c203-9588-4b47-9f3e-763ef6e0e0f3&quot;]}, {&quot;id&quot;: &quot;ITEM-3&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3&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id&quot;: &quot;ITEM-4&quot;, &quot;itemData&quot;: {&quot;author&quot;: [{&quot;dropping-particle&quot;: &quot;&quot;, &quot;family&quot;: &quot;Nasution, Robby DarwisNasution, R. D. (2015). No \u4e3b\u89b3\u7684\u5065\u5eb7\u611f\u3092\u4e2d\u5fc3\u3068\u3057\u305f\u5728\u5b85\u9ad8\u9f62\u8005\u306b\u304a\u3051\u308b \u5065\u5eb7\u95a2\u9023\u6307\u6a19\u306b\u95a2\u3059\u308b\u5171\u5206\u6563\u69cb\u9020\u5206\u6790Title. 3(2)&quot;, &quot;given&quot;: &quot;54\u201367.&quot;, &quot;non-dropping-particle&quot;: &quot;&quot;, &quot;parse-names&quot;: false, &quot;suffix&quot;: &quot;&quot;}], &quot;id&quot;: &quot;ITEM-4&quot;, &quot;issue&quot;: &quot;2&quot;, &quot;issued&quot;: {&quot;date-parts&quot;: [[&quot;2015&quot;]]}, &quot;page&quot;: &quot;54-67&quot;, &quot;title&quot;: &quot;No \u4e3b\u89b3\u7684\u5065\u5eb7\u611f\u3092\u4e2d\u5fc3\u3068\u3057\u305f\u5728\u5b85\u9ad8\u9f62\u8005\u306b\u304a\u3051\u308b \u5065\u5eb7\u95a2\u9023\u6307\u6a19\u306b\u95a2\u3059\u308b\u5171\u5206\u6563\u69cb\u9020\u5206\u6790Title&quot;, &quot;type&quot;: &quot;article-journal&quot;, &quot;volume&quot;: &quot;3&quot;}, &quot;uris&quot;: [&quot;http://www.mendeley.com/documents/?uuid=3b87bfbd-94d7-4b08-9b40-37d7f2dc4b18&quot;]}, {&quot;id&quot;: &quot;ITEM-5&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5&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id&quot;: &quot;ITEM-6&quot;, &quot;itemData&quot;: {&quot;author&quot;: [{&quot;dropping-particle&quot;: &quot;&quot;, &quot;family&quot;: &quot;MURNATI&quot;, &quot;given&quot;: &quot;&quot;, &quot;non-dropping-particle&quot;: &quot;&quot;, &quot;parse-names&quot;: false, &quot;suffix&quot;: &quot;&quot;}], &quot;id&quot;: &quot;ITEM-6&quot;, &quot;issued&quot;: {&quot;date-parts&quot;: [[&quot;2019&quot;]]}, &quot;page&quot;: &quot;2019&quot;, &quot;title&quot;: &quot;Rancang Bangun Aplikasi E-Vote Ketua Osis Berbasis Android Di Sma Pgri 1 Kota Serang&quot;, &quot;type&quot;: &quot;article-journal&quot;, &quot;volume&quot;: &quot;1&quot;}, &quot;uris&quot;: [&quot;http://www.mendeley.com/documents/?uuid=7e5b4cd9-35e4-49be-8e01-636768ce4ee7&quot;]}, {&quot;id&quot;: &quot;ITEM-7&quot;, &quot;itemData&quot;: {&quot;DOI&quot;: &quot;10.1017/CBO9781107415324.004&quot;, &quot;ISBN&quot;: &quot;9788578110796&quot;, &quot;ISSN&quot;: &quot;00157120&quot;, &quot;PMID&quot;: &quot;2524640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uchari dkk&quot;, &quot;given&quot;: &quot;&quot;, &quot;non-dropping-particle&quot;: &quot;&quot;, &quot;parse-names&quot;: false, &quot;suffix&quot;: &quot;&quot;}], &quot;container-title&quot;: &quot;E-Journal Teknik Informatika&quot;, &quot;id&quot;: &quot;ITEM-7&quot;, &quot;issue&quot;: &quot;1&quot;, &quot;issued&quot;: {&quot;date-parts&quot;: [[&quot;2015&quot;]]}, &quot;title&quot;: &quot;Pengertian Rancang&quot;, &quot;type&quot;: &quot;article-journal&quot;, &quot;volume&quot;: &quot;6&quot;}, &quot;uris&quot;: [&quot;http://www.mendeley.com/documents/?uuid=9de7d616-f427-4f91-8dc6-afbd6972b6ce&quot;]}, {&quot;id&quot;: &quot;ITEM-8&quot;, &quot;itemData&quot;: {&quot;author&quot;: [{&quot;dropping-particle&quot;: &quot;&quot;, &quot;family&quot;: &quot;Taufan&quot;, &quot;given&quot;: &quot;&quot;, &quot;non-dropping-particle&quot;: &quot;&quot;, &quot;parse-names&quot;: false, &quot;suffix&quot;: &quot;&quot;}], &quot;container-title&quot;: &quot;jurnal E-Journal Teknik Informatika&quot;, &quot;id&quot;: &quot;ITEM-8&quot;, &quot;issue&quot;: &quot;1&quot;, &quot;issued&quot;: {&quot;date-parts&quot;: [[&quot;2017&quot;]]}, &quot;title&quot;: &quot;Pengertian Pembangunan&quot;, &quot;type&quot;: &quot;article-journal&quot;, &quot;volume&quot;: &quot;11&quot;}, &quot;uris&quot;: [&quot;http://www.mendeley.com/documents/?uuid=9aea854d-d2d9-4b95-a237-456098ca50b5&quot;]}, {&quot;id&quot;: &quot;ITEM-9&quot;, &quot;itemData&quot;: {&quot;author&quot;: [{&quot;dropping-particle&quot;: &quot;&quot;, &quot;family&quot;: &quot;Maulani&quot;, &quot;given&quot;: &quot;&quot;, &quot;non-dropping-particle&quot;: &quot;&quot;, &quot;parse-names&quot;: false, &quot;suffix&quot;: &quot;&quot;}], &quot;container-title&quot;: &quot;Jurnal ICIT&quot;, &quot;id&quot;: &quot;ITEM-9&quot;, &quot;issue&quot;: &quot;2&quot;, &quot;issued&quot;: {&quot;date-parts&quot;: [[&quot;2018&quot;]]}, &quot;page&quot;: &quot;157&quot;, &quot;title&quot;: &quot;Pengertian Rancang Bangun&quot;, &quot;type&quot;: &quot;article-journal&quot;, &quot;volume&quot;: &quot;4&quot;}, &quot;uris&quot;: [&quot;http://www.mendeley.com/documents/?uuid=ff480d56-12a2-45d1-a63b-c7c4afc555a0&quot;]}, {&quot;id&quot;: &quot;ITEM-10&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0&quot;, &quot;issue&quot;: &quot;9&quot;, &quot;issued&quot;: {&quot;date-parts&quot;: [[&quot;2018&quot;]]}, &quot;page&quot;: &quot;8-24&quot;, &quot;title&quot;: &quot;Uml1&quot;, &quot;type&quot;: &quot;article-journal&quot;, &quot;volume&quot;: &quot;53&quot;}, &quot;uris&quot;: [&quot;http://www.mendeley.com/documents/?uuid=9dbbd3c8-c822-4c42-a0f8-b34f23aea405&quot;]}, {&quot;id&quot;: &quot;ITEM-11&quot;, &quot;itemData&quot;: {&quot;DOI&quot;: &quot;10.33365/jti.v11i2.24&quot;, &quot;ISSN&quot;: &quot;1693-0010&quot;, &quot;abstract&quot;: &quot;Rumah Sakit Yukum Medical Centre merupakan perusahaan yang bergerak pada bidang kesehatan yang berdiri di Yukum Jaya Kabupaten Lampung Tengah. Sistem penjadwalan di Rumah Sakit Yukum Medical Centre masih menggunakan kertas apabila pasien ingin mengetahui informasi jadwal dokter dapat menanyakan kebagian informasi. Faktor kesehatan merupakan salah satu faktor yang penting dalam kehidupan masyarakat. Terutama untuk mendapatkan layanan kesehatan ketika sakit atau membutuhkan pelayanan kesehatan seperti hanya sekedar konsultasi. Sistem Informasi Penjadwalan Dokter Berbasis Web dapat menjadi solusi untuk pengolahan data serta dapat memberikan infomasi tentang kesehatan dan jadwal dokter kepada pasien yang lebih akurat. Selanjutnya pada tahapan pengembangan sistem dengan model waterfall (Air Terjun). Analisis perancangan meliputi Use Case Diagram, Activity Diagram, Class Diagram, dan Sequence Diagram. Implemeentasi menggunakan alat seperti Framework Codeigniter sebagai desain tampilan antarmuka dan MySQL sebagai pengolahan database. Pengujian sistem dilakukan dengan pengujian BlackBox ISO 9126 dan WhiteBox.Hasil pengujian yang telah dilakukan dapat disimpulkan bahwa dengan adanya sistem Informasi Penjadwalan Dokter Berbasis Web dengan menggunakan Framework Codeigniter dapat memberikan informasi jadwal praktik dokter dengan cepat dan akurat dan menjadikan proses penjadwalannya lebih efisienKata Kunci : Penjadwalan, Dokter, Web, Framework, Codeigniter, Unified Modelling Language&quot;, &quot;author&quot;: [{&quot;dropping-particle&quot;: &quot;&quot;, &quot;family&quot;: &quot;Destiningrum&quot;, &quot;given&quot;: &quot;Mara&quot;, &quot;non-dropping-particle&quot;: &quot;&quot;, &quot;parse-names&quot;: false, &quot;suffix&quot;: &quot;&quot;}, {&quot;dropping-particle&quot;: &quot;&quot;, &quot;family&quot;: &quot;Adrian&quot;, &quot;given&quot;: &quot;Qadhli Jafar&quot;, &quot;non-dropping-particle&quot;: &quot;&quot;, &quot;parse-names&quot;: false, &quot;suffix&quot;: &quot;&quot;}], &quot;container-title&quot;: &quot;Jurnal Teknoinfo&quot;, &quot;id&quot;: &quot;ITEM-11&quot;, &quot;issue&quot;: &quot;2&quot;, &quot;issued&quot;: {&quot;date-parts&quot;: [[&quot;2017&quot;]]}, &quot;page&quot;: &quot;30&quot;, &quot;title&quot;: &quot;Sistem Informasi Penjadwalan Dokter Berbassis Web Dengan Menggunakan Framework Codeigniter (Studi Kasus: Rumah Sakit Yukum Medical Centre)&quot;, &quot;type&quot;: &quot;article-journal&quot;, &quot;volume&quot;: &quot;11&quot;}, &quot;uris&quot;: [&quot;http://www.mendeley.com/documents/?uuid=234e7e43-4ea6-4e3c-b735-01fee119a7b6&quot;]}, {&quot;id&quot;: &quot;ITEM-12&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2&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id&quot;: &quot;ITEM-13&quot;, &quot;itemData&quot;: {&quot;author&quot;: [{&quot;dropping-particle&quot;: &quot;&quot;, &quot;family&quot;: &quot;Wikipedia&quot;, &quot;given&quot;: &quot;&quot;, &quot;non-dropping-particle&quot;: &quot;&quot;, &quot;parse-names&quot;: false, &quot;suffix&quot;: &quot;&quot;}], &quot;container-title&quot;: &quot;2015&quot;, &quot;id&quot;: &quot;ITEM-13&quot;, &quot;issued&quot;: {&quot;date-parts&quot;: [[&quot;2015&quot;]]}, &quot;title&quot;: &quot;Monitoring&quot;, &quot;type&quot;: &quot;webpage&quot;}, &quot;uris&quot;: [&quot;http://www.mendeley.com/documents/?uuid=68892ed0-6ad6-4b8f-8cc8-12ecd552ee6c&quot;]}, {&quot;id&quot;: &quot;ITEM-14&quot;, &quot;itemData&quot;: {&quot;DOI&quot;: &quot;10.26418/justin.v6i1.23314&quot;, &quot;ISSN&quot;: &quot;2460-3562&quot;, &quot;abstract&quot;: &quot;Proses pengawasan dan evaluasi disuatu instansi pemerintah khususnya di Kejaksaan Negeri Mempawah merupakan salah satu hal yang sangat penting. Dalam proses pelaksanaannya sistem monitoring dan evaluasi kinerja aparatur di Kejaksaan Negeri Mempawah masih menggunakan sistem konvensional, yaitu dengan memantau kembali berkas-berkas pendukung dalam proses monitoring dan evaluasi yang menyebabkan proses menjadi tidak efektif dan efisien.\u00a0 Oleh karena itu tujuan dari penelitian ini adalah menghasilkan suatu aplikasi untuk memudahkan proses pengawasan dan evaluasi kinerja aparatur dalam penanganan berkas perkara. Pada penelitian ini aplikasi yang dibuat berbasis android yang dilengkapi dengan fitur notifikasi dan pengingat untuk membantu proses monitoring dan evaluasi. Alat dalam perancangan dalam penelitian ini menggunakan Unified Modeling Language dan Entity Relationship Diagram, dan pengujian sistem yang dilakukan menggunakan metode Black Box dan kuesioner terhadap 10 orang pengguna aplikasi yang terdiri dari 5 orang dari petugas bagian Pidana Umum dan 5 orang dari petugas bagian Pidana Khusus didapat nilai kuesioner 651 dari nilai maksimum 750, yang berada pada range positif dengan persentase 86,8%, hasil pengujian menunjukkan aplikasi ini berjalan dengan baik. Penelitian ini menghasilkan suatu sistem yang dapat digunakan untuk mempermudah proses pengawasan dan evaluasi kinerja aparatur.\u00a0&quot;, &quot;author&quot;: [{&quot;dropping-particle&quot;: &quot;&quot;, &quot;family&quot;: &quot;Jaya&quot;, &quot;given&quot;: &quot;Kriyan Andika&quot;, &quot;non-dropping-particle&quot;: &quot;&quot;, &quot;parse-names&quot;: false, &quot;suffix&quot;: &quot;&quot;}, {&quot;dropping-particle&quot;: &quot;&quot;, &quot;family&quot;: &quot;Safriadi&quot;, &quot;given&quot;: &quot;Novi&quot;, &quot;non-dropping-particle&quot;: &quot;&quot;, &quot;parse-names&quot;: false, &quot;suffix&quot;: &quot;&quot;}, {&quot;dropping-particle&quot;: &quot;&quot;, &quot;family&quot;: &quot;Perwitasari&quot;, &quot;given&quot;: &quot;Anggi&quot;, &quot;non-dropping-particle&quot;: &quot;&quot;, &quot;parse-names&quot;: false, &quot;suffix&quot;: &quot;&quot;}], &quot;container-title&quot;: &quot;Jurnal Sistem dan Teknologi Informasi (JustIN)&quot;, &quot;id&quot;: &quot;ITEM-14&quot;, &quot;issue&quot;: &quot;1&quot;, &quot;issued&quot;: {&quot;date-parts&quot;: [[&quot;2018&quot;]]}, &quot;page&quot;: &quot;21&quot;, &quot;title&quot;: &quot;Aplikasi Monitoring dan Evaluasi Kinerja Aparatur di Kejaksaan Negeri Mempawah&quot;, &quot;type&quot;: &quot;article-journal&quot;, &quot;volume&quot;: &quot;6&quot;}, &quot;uris&quot;: [&quot;http://www.mendeley.com/documents/?uuid=c5177f5b-b2be-4957-83bd-9b6172100a18&quot;]}, {&quot;id&quot;: &quot;ITEM-15&quot;, &quot;itemData&quot;: {&quot;DOI&quot;: &quot;10.36055/tjst.v16i2.8680&quot;, &quot;ISSN&quot;: &quot;1693024X&quot;, &quot;author&quot;: [{&quot;dropping-particle&quot;: &quot;&quot;, &quot;family&quot;: &quot;Hidayanti&quot;, &quot;given&quot;: &quot;Nur&quot;, &quot;non-dropping-particle&quot;: &quot;&quot;, &quot;parse-names&quot;: false, &quot;suffix&quot;: &quot;&quot;}, {&quot;dropping-particle&quot;: &quot;&quot;, &quot;family&quot;: &quot;Widyawati&quot;, &quot;given&quot;: &quot;Widyawati&quot;, &quot;non-dropping-particle&quot;: &quot;&quot;, &quot;parse-names&quot;: false, &quot;suffix&quot;: &quot;&quot;}, {&quot;dropping-particle&quot;: &quot;&quot;, &quot;family&quot;: &quot;Fatullah&quot;, &quot;given&quot;: &quot;Rizki&quot;, &quot;non-dropping-particle&quot;: &quot;&quot;, &quot;parse-names&quot;: false, &quot;suffix&quot;: &quot;&quot;}, {&quot;dropping-particle&quot;: &quot;&quot;, &quot;family&quot;: &quot;Budiono&quot;, &quot;given&quot;: &quot;Budiono&quot;, &quot;non-dropping-particle&quot;: &quot;&quot;, &quot;parse-names&quot;: false, &quot;suffix&quot;: &quot;&quot;}], &quot;container-title&quot;: &quot;Teknika: Jurnal Sains dan Teknologi&quot;, &quot;id&quot;: &quot;ITEM-15&quot;, &quot;issue&quot;: &quot;2&quot;, &quot;issued&quot;: {&quot;date-parts&quot;: [[&quot;2020&quot;]]}, &quot;page&quot;: &quot;267&quot;, &quot;title&quot;: &quot;Rancang bangun aplikasi monitoring kegiatan kuliah kerja mahasiswa berbasis android di Universitas Banten Jaya&quot;, &quot;type&quot;: &quot;article-journal&quot;, &quot;volume&quot;: &quot;16&quot;}, &quot;uris&quot;: [&quot;http://www.mendeley.com/documents/?uuid=486563a5-28a7-4307-a622-194b29a0d9a6&quot;]}, {&quot;id&quot;: &quot;ITEM-16&quot;, &quot;itemData&quot;: {&quot;author&quot;: [{&quot;dropping-particle&quot;: &quot;&quot;, &quot;family&quot;: &quot;Amalia&quot;, &quot;given&quot;: &quot;Dina&quot;, &quot;non-dropping-particle&quot;: &quot;&quot;, &quot;parse-names&quot;: false, &quot;suffix&quot;: &quot;&quot;}], &quot;container-title&quot;: &quot;Idwebhost&quot;, &quot;id&quot;: &quot;ITEM-16&quot;, &quot;issued&quot;: {&quot;date-parts&quot;: [[&quot;2018&quot;]]}, &quot;page&quot;: &quot;1&quot;, &quot;title&quot;: &quot;Pengertian Website Secara Lengkap&quot;, &quot;type&quot;: &quot;article&quot;}, &quot;uris&quot;: [&quot;http://www.mendeley.com/documents/?uuid=177ac475-1561-494f-88e6-5285674600a4&quot;]}, {&quot;id&quot;: &quot;ITEM-17&quot;, &quot;itemData&quot;: {&quot;author&quot;: [{&quot;dropping-particle&quot;: &quot;&quot;, &quot;family&quot;: &quot;Hadi&quot;, &quot;given&quot;: &quot;Diki Alfarabi&quot;, &quot;non-dropping-particle&quot;: &quot;&quot;, &quot;parse-names&quot;: false, &quot;suffix&quot;: &quot;&quot;}], &quot;container-title&quot;: &quot;Malasngoding&quot;, &quot;id&quot;: &quot;ITEM-17&quot;, &quot;issued&quot;: {&quot;date-parts&quot;: [[&quot;0&quot;]]}, &quot;page&quot;: &quot;1&quot;, &quot;title&quot;: &quot;Codeigniter Part 1 : Pengertian dan Cara Menggunakan CodeIgniter&quot;, &quot;type&quot;: &quot;article&quot;}, &quot;uris&quot;: [&quot;http://www.mendeley.com/documents/?uuid=3625ab3d-0d8d-41b5-9b43-22a774aeed59&quot;]}, {&quot;id&quot;: &quot;ITEM-18&quot;, &quot;itemData&quot;: {&quot;abstract&quot;: &quot;Tepat waktu dalam mengerjakan sebuah proyek merupakan salah satu point utama dari segi bisnis. Dikatakan utama, karena hal ini dapat menjaga hubungan dan juga kepercayaan dari konsumen. Dengan banyaknya proyek yang dikerjakan sudah pasti membutuhkan ketelitian dalam melakukan pemantauan. Proyek dibidang pengembangan perangkat lunak memiliki permasalahan tersendiri, mulai dari kurang efektifnya cara pemberian tugas dan permasalahan yang tidak tersimpan dengan baik dapat menghambat lancarnya pengembangan perangkat lunak. Perusahaan perlu merancang sistem untuk memantau segala aktifitas yang terjadi pada tahap pengembangan perangkat lunak. Dengan menggunakan sistem informasi monitoring setiap informasi yang diperlukan oleh sistem analis dan programmer sudah tersimpan dengan baik, mulai dari informasi tugas, spesifikasi tugas, kendala yang terjadi dalam mengerjakan tugas sampai perkiraan kapan semua tugas selesai. Sistem informasi monitoring pengembangan perangkat lunak pada tahap development sangat membantu sistem analis akan kebutuhan yang mendetail tentang proyek yang sedang dikerjakan dan meningkatkan kinerja programmer dalam mengembangkan perangkat lunak&quot;, &quot;author&quot;: [{&quot;dropping-particle&quot;: &quot;&quot;, &quot;family&quot;: &quot;Herliana&quot;, &quot;given&quot;: &quot;Asti&quot;, &quot;non-dropping-particle&quot;: &quot;&quot;, &quot;parse-names&quot;: false, &quot;suffix&quot;: &quot;&quot;}, {&quot;dropping-particle&quot;: &quot;&quot;, &quot;family&quot;: &quot;Rasyid&quot;, &quot;given&quot;: &quot;Prima Muhamad&quot;, &quot;non-dropping-particle&quot;: &quot;&quot;, &quot;parse-names&quot;: false, &quot;suffix&quot;: &quot;&quot;}], &quot;container-title&quot;: &quot;Jurnal Informatika&quot;, &quot;id&quot;: &quot;ITEM-18&quot;, &quot;issue&quot;: &quot;1&quot;, &quot;issued&quot;: {&quot;date-parts&quot;: [[&quot;2016&quot;]]}, &quot;page&quot;: &quot;41-50&quot;, &quot;title&quot;: &quot;Sistem Informasi Monitoring Pengembangan Software Pada Tahap&quot;, &quot;type&quot;: &quot;article-journal&quot;}, &quot;uris&quot;: [&quot;http://www.mendeley.com/documents/?uuid=0233b04e-012b-4758-b8d1-7b8c83e69177&quot;]}, {&quot;id&quot;: &quot;ITEM-19&quot;, &quot;itemData&quot;: {&quot;author&quot;: [{&quot;dropping-particle&quot;: &quot;&quot;, &quot;family&quot;: &quot;Mulyana&quot;, &quot;given&quot;: &quot;Yandi&quot;, &quot;non-dropping-particle&quot;: &quot;&quot;, &quot;parse-names&quot;: false, &quot;suffix&quot;: &quot;&quot;}], &quot;id&quot;: &quot;ITEM-19&quot;, &quot;issue&quot;: &quot;versi 3&quot;, &quot;issued&quot;: {&quot;date-parts&quot;: [[&quot;2015&quot;]]}, &quot;page&quot;: &quot;1-4&quot;, &quot;title&quot;: &quot;Pengenalan Framework CodeIgniter&quot;, &quot;type&quot;: &quot;article-journal&quot;}, &quot;uris&quot;: [&quot;http://www.mendeley.com/documents/?uuid=7e332a58-867f-4e76-a9e6-0e527a0e24df&quot;]}, {&quot;id&quot;: &quot;ITEM-20&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20&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id&quot;: &quot;ITEM-21&quot;, &quot;itemData&quot;: {&quot;abstract&quot;: &quot;berisi terntang pempograman android mnggunakan eclipse &amp; starUML&quot;, &quot;author&quot;: [{&quot;dropping-particle&quot;: &quot;&quot;, &quot;family&quot;: &quot;Susanto&quot;, &quot;given&quot;: &quot;Erwin&quot;, &quot;non-dropping-particle&quot;: &quot;&quot;, &quot;parse-names&quot;: false, &quot;suffix&quot;: &quot;&quot;}], &quot;id&quot;: &quot;ITEM-21&quot;, &quot;issued&quot;: {&quot;date-parts&quot;: [[&quot;2020&quot;]]}, &quot;publisher&quot;: &quot;Airlangga University Press&quot;, &quot;publisher-place&quot;: &quot;Surabaya&quot;, &quot;title&quot;: &quot;Pemrograman Android Dengan Menggunakan Eclipse &amp; StarUML&quot;, &quot;type&quot;: &quot;book&quot;}, &quot;uris&quot;: [&quot;http://www.mendeley.com/documents/?uuid=38ee6f56-ae69-4815-99fe-562208c909f9&quot;]}], &quot;mendeley&quot;: {&quot;formattedCitation&quot;: &quot;(Amalia, 2018; Annur &amp; Delianti, 2020; Apriliani et al., 2020; Ayu &amp; Permatasari, 2018; Buchari dkk, 2015; Destiningrum &amp; Adrian, 2017; Hadi, n.d.; Hendini, 2016; Herliana &amp; Rasyid, 2016; Hidayanti et al., 2020; Jaya et al., 2018; Maulani, 2018; Mulyana, 2015; MURNATI, 2019; Nasution, Robby DarwisNasution, R. D. (2015). No \u4e3b\u89b3\u7684\u5065\u5eb7\u611f\u3092\u4e2d\u5fc3\u3068\u3057\u305f\u5728\u5b85\u9ad8\u9f62\u8005\u306b\u304a\u3051\u308b \u5065\u5eb7\u95a2\u9023\u6307\u6a19\u306b\u95a2\u3059\u308b\u5171\u5206\u6563\u69cb\u9020\u5206\u6790Title. 3(2), 2015; Priyanto et al., 2015; Rosidah;., 2018; Susanto, 2020; Taufan, 2017; Teduh Sanubari, Cahyo Prianto, 2020; Wikipedia, 2015)&quot;, &quot;plainTextFormattedCitation&quot;: &quot;(Amalia, 2018; Annur &amp; Delianti, 2020; Apriliani et al., 2020; Ayu &amp; Permatasari, 2018; Buchari dkk, 2015; Destiningrum &amp; Adrian, 2017; Hadi, n.d.; Hendini, 2016; Herliana &amp; Rasyid, 2016; Hidayanti et al., 2020; Jaya et al., 2018; Maulani, 2018; Mulyana, 2015; MURNATI, 2019; Nasution, Robby DarwisNasution, R. D. (2015). No \u4e3b\u89b3\u7684\u5065\u5eb7\u611f\u3092\u4e2d\u5fc3\u3068\u3057\u305f\u5728\u5b85\u9ad8\u9f62\u8005\u306b\u304a\u3051\u308b \u5065\u5eb7\u95a2\u9023\u6307\u6a19\u306b\u95a2\u3059\u308b\u5171\u5206\u6563\u69cb\u9020\u5206\u6790Title. 3(2), 2015; Priyanto et al., 2015; Rosidah;., 2018; Susanto, 2020; Taufan, 2017; Teduh Sanubari, Cahyo Prianto, 2020; Wikipedia, 2015)&quot;, &quot;previouslyFormattedCitation&quot;: &quot;(Amalia, 2018; Annur &amp; Delianti, 2020; Apriliani et al., 2020; Ayu &amp; Permatasari, 2018; Buchari dkk, 2015; Destiningrum &amp; Adrian, 2017; Hadi, n.d.; Hendini, 2016; Herliana &amp; Rasyid, 2016; Hidayanti et al., 2020; Jaya et al., 2018; Maulani, 2018; Mulyana, 2015; MURNATI, 2019; Nasution, Robby DarwisNasution, R. D. (2015). No \u4e3b\u89b3\u7684\u5065\u5eb7\u611f\u3092\u4e2d\u5fc3\u3068\u3057\u305f\u5728\u5b85\u9ad8\u9f62\u8005\u306b\u304a\u3051\u308b \u5065\u5eb7\u95a2\u9023\u6307\u6a19\u306b\u95a2\u3059\u308b\u5171\u5206\u6563\u69cb\u9020\u5206\u6790Title. 3(2), 2015; Priyanto et al., 2015; Rosidah;., 2018; Susanto, 2020; Taufan, 2017; Teduh Sanubari, Cahyo Prianto, 2020; Wikipedia, 2015)&quot;}, &quot;properties&quot;: {&quot;noteIndex&quot;: 0}, &quot;schema&quot;: &quot;https://github.com/citation-style-language/schema/raw/master/csl-citation.json&quot;} RNDeBm7ekY0Jl"/><text:span text:style-name="T1">(Amalia, 2018; Annur &amp; Delianti, 2020; Apriliani et al., 2020; Ayu &amp; Permatasari, 2018; Buchari dkk, 2015; Destiningrum &amp; Adrian, 2017; Hadi, n.d.; Hendini, 2016; Herliana &amp; Rasyid, 2016; Hidayanti et al., 2020; Jaya et al., 2018; Maulani, 2018; Mulyana, 2015; MURNATI, 2019; Nasution, Robby DarwisNasution, R. D. (2015). No 主観的健康感を中心とした在宅高齢者における 健康関連指標に関する共分散構造分析Title. 3(2), 2015; Priyanto et al., 2015; Rosidah;., 2018; Susanto, 2020; Taufan, 2017; Teduh Sanubari, Cahyo Prianto, 2020; Wikipedia, 2015)</text:span><text:reference-mark-end text:name="ADDIN CSL_CITATION {&quot;citationItems&quot;: [{&quot;id&quot;: &quot;ITEM-1&quot;, &quot;itemData&quot;: {&quot;author&quot;: [{&quot;dropping-particle&quot;: &quot;&quot;, &quot;family&quot;: &quot;Annur&quot;, &quot;given&quot;: &quot;Muhammad Hafizh&quot;, &quot;non-dropping-particle&quot;: &quot;&quot;, &quot;parse-names&quot;: false, &quot;suffix&quot;: &quot;&quot;}, {&quot;dropping-particle&quot;: &quot;&quot;, &quot;family&quot;: &quot;Delianti&quot;, &quot;given&quot;: &quot;Vera Irma&quot;, &quot;non-dropping-particle&quot;: &quot;&quot;, &quot;parse-names&quot;: false, &quot;suffix&quot;: &quot;&quot;}], &quot;container-title&quot;: &quot;VoteTEKNIKA: Jurnal Vocational Teknik Elektronika dan Informatika&quot;, &quot;id&quot;: &quot;ITEM-1&quot;, &quot;issue&quot;: &quot;1&quot;, &quot;issued&quot;: {&quot;date-parts&quot;: [[&quot;2020&quot;]]}, &quot;page&quot;: &quot;37-43&quot;, &quot;title&quot;: &quot;Rancang Bangun Sistem Informasi Manajemen Organisasi Himpunan Mahasiswa Rokan Hulu&quot;, &quot;type&quot;: &quot;article-journal&quot;, &quot;volume&quot;: &quot;8&quot;}, &quot;uris&quot;: [&quot;http://www.mendeley.com/documents/?uuid=622b4c61-b4be-4fb5-a0dc-2fac2f7c7e1e&quot;]}, {&quot;id&quot;: &quot;ITEM-2&quot;, &quot;itemData&quot;: {&quot;author&quot;: [{&quot;dropping-particle&quot;: &quot;&quot;, &quot;family&quot;: &quot;Apriliani&quot;, &quot;given&quot;: &quot;Sri Lis&quot;, &quot;non-dropping-particle&quot;: &quot;&quot;, &quot;parse-names&quot;: false, &quot;suffix&quot;: &quot;&quot;}, {&quot;dropping-particle&quot;: &quot;&quot;, &quot;family&quot;: &quot;Esabella&quot;, &quot;given&quot;: &quot;Shinta&quot;, &quot;non-dropping-particle&quot;: &quot;&quot;, &quot;parse-names&quot;: false, &quot;suffix&quot;: &quot;&quot;}, {&quot;dropping-particle&quot;: &quot;&quot;, &quot;family&quot;: &quot;Julkarnain&quot;, &quot;given&quot;: &quot;M&quot;, &quot;non-dropping-particle&quot;: &quot;&quot;, &quot;parse-names&quot;: false, &quot;suffix&quot;: &quot;&quot;}, {&quot;dropping-particle&quot;: &quot;&quot;, &quot;family&quot;: &quot;Informatika&quot;, &quot;given&quot;: &quot;Program Studi&quot;, &quot;non-dropping-particle&quot;: &quot;&quot;, &quot;parse-names&quot;: false, &quot;suffix&quot;: &quot;&quot;}, {&quot;dropping-particle&quot;: &quot;&quot;, &quot;family&quot;: &quot;Teknik&quot;, &quot;given&quot;: &quot;Fakultas&quot;, &quot;non-dropping-particle&quot;: &quot;&quot;, &quot;parse-names&quot;: false, &quot;suffix&quot;: &quot;&quot;}, {&quot;dropping-particle&quot;: &quot;&quot;, &quot;family&quot;: &quot;Sumbawa&quot;, &quot;given&quot;: &quot;Universitas Teknologi&quot;, &quot;non-dropping-particle&quot;: &quot;&quot;, &quot;parse-names&quot;: false, &quot;suffix&quot;: &quot;&quot;}], &quot;container-title&quot;: &quot;Jurnal Teknik Sains&quot;, &quot;id&quot;: &quot;ITEM-2&quot;, &quot;issue&quot;: &quot;2&quot;, &quot;issued&quot;: {&quot;date-parts&quot;: [[&quot;2020&quot;]]}, &quot;page&quot;: &quot;18-22&quot;, &quot;title&quot;: &quot;Rancang Bangun Aplikasi Monitoring Unit Kegiatan Mahasiswa (Ukm) Universitas Teknologi Sumbawa Berbasis Web&quot;, &quot;type&quot;: &quot;article-journal&quot;, &quot;volume&quot;: &quot;1&quot;}, &quot;uris&quot;: [&quot;http://www.mendeley.com/documents/?uuid=2e41c203-9588-4b47-9f3e-763ef6e0e0f3&quot;]}, {&quot;id&quot;: &quot;ITEM-3&quot;, &quot;itemData&quot;: {&quot;ISSN&quot;: &quot;2338-4018&quot;, &quot;abstract&quot;: &quot;Sistem Informasi Monitoring Perkuliahan di STMIK Sinar Nusantara Surakarta dibuat dengan tujuan yaitu dalam proses monitoring pelaksanaan perkuliahan dapat lebih terkontrol dan lebih up to date karena melibatkan kesatuan luar yang terhubung dalam sebuah sistem . Metode penelitian yang menggunakan analisa dan desain sistem, analisa kebutuhan sistem, perancangan sistem, temasuk di dalamnya pembuatan tahapan diagram dan pengujian berbasis whitebox. Metodologi pengumpulan data menggunakan metode obesevasi, metode wawancara dan studi pustaka. Sistem Informasi monitoring perkuliahan ini melibatkan satu kesatuan luar yaitu dosen, BAAK, Puket I, dan Progdi, dengan demikian sistem ini telah menggunakan multi user. Hasil dari Sistem Informasi Monitoring Perkuliahan ini, berupa laporan evaluasi per dosen dan laporan evaluasi keseluruhan, untuk selanjutnya digunakan oleh Puket I untuk membuat Laporan Hasil Evaluasi Perkuliahan. Kata Kunci : Sistem Informasi, Monitoring, Perkuliahan.&quot;, &quot;author&quot;: [{&quot;dropping-particle&quot;: &quot;&quot;, &quot;family&quot;: &quot;Priyanto&quot;, &quot;given&quot;: &quot;Wenda&quot;, &quot;non-dropping-particle&quot;: &quot;&quot;, &quot;parse-names&quot;: false, &quot;suffix&quot;: &quot;&quot;}, {&quot;dropping-particle&quot;: &quot;&quot;, &quot;family&quot;: &quot;Nugroho&quot;, &quot;given&quot;: &quot;Didik&quot;, &quot;non-dropping-particle&quot;: &quot;&quot;, &quot;parse-names&quot;: false, &quot;suffix&quot;: &quot;&quot;}, {&quot;dropping-particle&quot;: &quot;&quot;, &quot;family&quot;: &quot;Widada&quot;, &quot;given&quot;: &quot;Bebas&quot;, &quot;non-dropping-particle&quot;: &quot;&quot;, &quot;parse-names&quot;: false, &quot;suffix&quot;: &quot;&quot;}], &quot;container-title&quot;: &quot;Jurnal TIKomSiN&quot;, &quot;id&quot;: &quot;ITEM-3&quot;, &quot;issued&quot;: {&quot;date-parts&quot;: [[&quot;2015&quot;]]}, &quot;page&quot;: &quot;53-158&quot;, &quot;title&quot;: &quot;Sistem Informasi Monitoring Perkuliahan Berbasis Web di STMIK Sinar Nusantara Surakarta&quot;, &quot;type&quot;: &quot;article-journal&quot;}, &quot;uris&quot;: [&quot;http://www.mendeley.com/documents/?uuid=decc21cc-b70d-4d58-a346-f0a04082c7ba&quot;]}, {&quot;id&quot;: &quot;ITEM-4&quot;, &quot;itemData&quot;: {&quot;author&quot;: [{&quot;dropping-particle&quot;: &quot;&quot;, &quot;family&quot;: &quot;Nasution, Robby DarwisNasution, R. D. (2015). No \u4e3b\u89b3\u7684\u5065\u5eb7\u611f\u3092\u4e2d\u5fc3\u3068\u3057\u305f\u5728\u5b85\u9ad8\u9f62\u8005\u306b\u304a\u3051\u308b \u5065\u5eb7\u95a2\u9023\u6307\u6a19\u306b\u95a2\u3059\u308b\u5171\u5206\u6563\u69cb\u9020\u5206\u6790Title. 3(2)&quot;, &quot;given&quot;: &quot;54\u201367.&quot;, &quot;non-dropping-particle&quot;: &quot;&quot;, &quot;parse-names&quot;: false, &quot;suffix&quot;: &quot;&quot;}], &quot;id&quot;: &quot;ITEM-4&quot;, &quot;issue&quot;: &quot;2&quot;, &quot;issued&quot;: {&quot;date-parts&quot;: [[&quot;2015&quot;]]}, &quot;page&quot;: &quot;54-67&quot;, &quot;title&quot;: &quot;No \u4e3b\u89b3\u7684\u5065\u5eb7\u611f\u3092\u4e2d\u5fc3\u3068\u3057\u305f\u5728\u5b85\u9ad8\u9f62\u8005\u306b\u304a\u3051\u308b \u5065\u5eb7\u95a2\u9023\u6307\u6a19\u306b\u95a2\u3059\u308b\u5171\u5206\u6563\u69cb\u9020\u5206\u6790Title&quot;, &quot;type&quot;: &quot;article-journal&quot;, &quot;volume&quot;: &quot;3&quot;}, &quot;uris&quot;: [&quot;http://www.mendeley.com/documents/?uuid=3b87bfbd-94d7-4b08-9b40-37d7f2dc4b18&quot;]}, {&quot;id&quot;: &quot;ITEM-5&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5&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id&quot;: &quot;ITEM-6&quot;, &quot;itemData&quot;: {&quot;author&quot;: [{&quot;dropping-particle&quot;: &quot;&quot;, &quot;family&quot;: &quot;MURNATI&quot;, &quot;given&quot;: &quot;&quot;, &quot;non-dropping-particle&quot;: &quot;&quot;, &quot;parse-names&quot;: false, &quot;suffix&quot;: &quot;&quot;}], &quot;id&quot;: &quot;ITEM-6&quot;, &quot;issued&quot;: {&quot;date-parts&quot;: [[&quot;2019&quot;]]}, &quot;page&quot;: &quot;2019&quot;, &quot;title&quot;: &quot;Rancang Bangun Aplikasi E-Vote Ketua Osis Berbasis Android Di Sma Pgri 1 Kota Serang&quot;, &quot;type&quot;: &quot;article-journal&quot;, &quot;volume&quot;: &quot;1&quot;}, &quot;uris&quot;: [&quot;http://www.mendeley.com/documents/?uuid=7e5b4cd9-35e4-49be-8e01-636768ce4ee7&quot;]}, {&quot;id&quot;: &quot;ITEM-7&quot;, &quot;itemData&quot;: {&quot;DOI&quot;: &quot;10.1017/CBO9781107415324.004&quot;, &quot;ISBN&quot;: &quot;9788578110796&quot;, &quot;ISSN&quot;: &quot;00157120&quot;, &quot;PMID&quot;: &quot;2524640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uchari dkk&quot;, &quot;given&quot;: &quot;&quot;, &quot;non-dropping-particle&quot;: &quot;&quot;, &quot;parse-names&quot;: false, &quot;suffix&quot;: &quot;&quot;}], &quot;container-title&quot;: &quot;E-Journal Teknik Informatika&quot;, &quot;id&quot;: &quot;ITEM-7&quot;, &quot;issue&quot;: &quot;1&quot;, &quot;issued&quot;: {&quot;date-parts&quot;: [[&quot;2015&quot;]]}, &quot;title&quot;: &quot;Pengertian Rancang&quot;, &quot;type&quot;: &quot;article-journal&quot;, &quot;volume&quot;: &quot;6&quot;}, &quot;uris&quot;: [&quot;http://www.mendeley.com/documents/?uuid=9de7d616-f427-4f91-8dc6-afbd6972b6ce&quot;]}, {&quot;id&quot;: &quot;ITEM-8&quot;, &quot;itemData&quot;: {&quot;author&quot;: [{&quot;dropping-particle&quot;: &quot;&quot;, &quot;family&quot;: &quot;Taufan&quot;, &quot;given&quot;: &quot;&quot;, &quot;non-dropping-particle&quot;: &quot;&quot;, &quot;parse-names&quot;: false, &quot;suffix&quot;: &quot;&quot;}], &quot;container-title&quot;: &quot;jurnal E-Journal Teknik Informatika&quot;, &quot;id&quot;: &quot;ITEM-8&quot;, &quot;issue&quot;: &quot;1&quot;, &quot;issued&quot;: {&quot;date-parts&quot;: [[&quot;2017&quot;]]}, &quot;title&quot;: &quot;Pengertian Pembangunan&quot;, &quot;type&quot;: &quot;article-journal&quot;, &quot;volume&quot;: &quot;11&quot;}, &quot;uris&quot;: [&quot;http://www.mendeley.com/documents/?uuid=9aea854d-d2d9-4b95-a237-456098ca50b5&quot;]}, {&quot;id&quot;: &quot;ITEM-9&quot;, &quot;itemData&quot;: {&quot;author&quot;: [{&quot;dropping-particle&quot;: &quot;&quot;, &quot;family&quot;: &quot;Maulani&quot;, &quot;given&quot;: &quot;&quot;, &quot;non-dropping-particle&quot;: &quot;&quot;, &quot;parse-names&quot;: false, &quot;suffix&quot;: &quot;&quot;}], &quot;container-title&quot;: &quot;Jurnal ICIT&quot;, &quot;id&quot;: &quot;ITEM-9&quot;, &quot;issue&quot;: &quot;2&quot;, &quot;issued&quot;: {&quot;date-parts&quot;: [[&quot;2018&quot;]]}, &quot;page&quot;: &quot;157&quot;, &quot;title&quot;: &quot;Pengertian Rancang Bangun&quot;, &quot;type&quot;: &quot;article-journal&quot;, &quot;volume&quot;: &quot;4&quot;}, &quot;uris&quot;: [&quot;http://www.mendeley.com/documents/?uuid=ff480d56-12a2-45d1-a63b-c7c4afc555a0&quot;]}, {&quot;id&quot;: &quot;ITEM-10&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0&quot;, &quot;issue&quot;: &quot;9&quot;, &quot;issued&quot;: {&quot;date-parts&quot;: [[&quot;2018&quot;]]}, &quot;page&quot;: &quot;8-24&quot;, &quot;title&quot;: &quot;Uml1&quot;, &quot;type&quot;: &quot;article-journal&quot;, &quot;volume&quot;: &quot;53&quot;}, &quot;uris&quot;: [&quot;http://www.mendeley.com/documents/?uuid=9dbbd3c8-c822-4c42-a0f8-b34f23aea405&quot;]}, {&quot;id&quot;: &quot;ITEM-11&quot;, &quot;itemData&quot;: {&quot;DOI&quot;: &quot;10.33365/jti.v11i2.24&quot;, &quot;ISSN&quot;: &quot;1693-0010&quot;, &quot;abstract&quot;: &quot;Rumah Sakit Yukum Medical Centre merupakan perusahaan yang bergerak pada bidang kesehatan yang berdiri di Yukum Jaya Kabupaten Lampung Tengah. Sistem penjadwalan di Rumah Sakit Yukum Medical Centre masih menggunakan kertas apabila pasien ingin mengetahui informasi jadwal dokter dapat menanyakan kebagian informasi. Faktor kesehatan merupakan salah satu faktor yang penting dalam kehidupan masyarakat. Terutama untuk mendapatkan layanan kesehatan ketika sakit atau membutuhkan pelayanan kesehatan seperti hanya sekedar konsultasi. Sistem Informasi Penjadwalan Dokter Berbasis Web dapat menjadi solusi untuk pengolahan data serta dapat memberikan infomasi tentang kesehatan dan jadwal dokter kepada pasien yang lebih akurat. Selanjutnya pada tahapan pengembangan sistem dengan model waterfall (Air Terjun). Analisis perancangan meliputi Use Case Diagram, Activity Diagram, Class Diagram, dan Sequence Diagram. Implemeentasi menggunakan alat seperti Framework Codeigniter sebagai desain tampilan antarmuka dan MySQL sebagai pengolahan database. Pengujian sistem dilakukan dengan pengujian BlackBox ISO 9126 dan WhiteBox.Hasil pengujian yang telah dilakukan dapat disimpulkan bahwa dengan adanya sistem Informasi Penjadwalan Dokter Berbasis Web dengan menggunakan Framework Codeigniter dapat memberikan informasi jadwal praktik dokter dengan cepat dan akurat dan menjadikan proses penjadwalannya lebih efisienKata Kunci : Penjadwalan, Dokter, Web, Framework, Codeigniter, Unified Modelling Language&quot;, &quot;author&quot;: [{&quot;dropping-particle&quot;: &quot;&quot;, &quot;family&quot;: &quot;Destiningrum&quot;, &quot;given&quot;: &quot;Mara&quot;, &quot;non-dropping-particle&quot;: &quot;&quot;, &quot;parse-names&quot;: false, &quot;suffix&quot;: &quot;&quot;}, {&quot;dropping-particle&quot;: &quot;&quot;, &quot;family&quot;: &quot;Adrian&quot;, &quot;given&quot;: &quot;Qadhli Jafar&quot;, &quot;non-dropping-particle&quot;: &quot;&quot;, &quot;parse-names&quot;: false, &quot;suffix&quot;: &quot;&quot;}], &quot;container-title&quot;: &quot;Jurnal Teknoinfo&quot;, &quot;id&quot;: &quot;ITEM-11&quot;, &quot;issue&quot;: &quot;2&quot;, &quot;issued&quot;: {&quot;date-parts&quot;: [[&quot;2017&quot;]]}, &quot;page&quot;: &quot;30&quot;, &quot;title&quot;: &quot;Sistem Informasi Penjadwalan Dokter Berbassis Web Dengan Menggunakan Framework Codeigniter (Studi Kasus: Rumah Sakit Yukum Medical Centre)&quot;, &quot;type&quot;: &quot;article-journal&quot;, &quot;volume&quot;: &quot;11&quot;}, &quot;uris&quot;: [&quot;http://www.mendeley.com/documents/?uuid=234e7e43-4ea6-4e3c-b735-01fee119a7b6&quot;]}, {&quot;id&quot;: &quot;ITEM-12&quot;, &quot;itemData&quot;: {&quot;DOI&quot;: &quot;10.1017/CBO9781107415324.004&quot;, &quot;ISBN&quot;: &quot;9788578110796&quot;, &quot;ISSN&quot;: &quot;1098-6596&quot;, &quot;PMID&quot;: &quot;25246403&quot;, &quot;abstract&quot;: &quot;In the business world, technology can be used as a tool to monitor the activities going on in the business including sales transaction and monitoring stock of merchandise available. This is done in an effort to determine the progress of a business. In design information systems monitoring sales and inventory used UML modeling to analyze what is needed and what will be built. Monitoring information system sales and inventory is expected to be a tool that can help businesses to be able to know the progress of his efforts in each branch.&quot;, &quot;author&quot;: [{&quot;dropping-particle&quot;: &quot;&quot;, &quot;family&quot;: &quot;Hendini&quot;, &quot;given&quot;: &quot;Ade&quot;, &quot;non-dropping-particle&quot;: &quot;&quot;, &quot;parse-names&quot;: false, &quot;suffix&quot;: &quot;&quot;}], &quot;container-title&quot;: &quot;Jurnal Khatulistiwa Informatika&quot;, &quot;id&quot;: &quot;ITEM-12&quot;, &quot;issue&quot;: &quot;9&quot;, &quot;issued&quot;: {&quot;date-parts&quot;: [[&quot;2016&quot;]]}, &quot;page&quot;: &quot;107-116&quot;, &quot;title&quot;: &quot;Pemodelan Uml Sistem Informasi Monitoring Penjualan Dan Stok Barang&quot;, &quot;type&quot;: &quot;article-journal&quot;, &quot;volume&quot;: &quot;2&quot;}, &quot;uris&quot;: [&quot;http://www.mendeley.com/documents/?uuid=52ef238e-82a0-43da-ae4e-b276a155baf6&quot;]}, {&quot;id&quot;: &quot;ITEM-13&quot;, &quot;itemData&quot;: {&quot;author&quot;: [{&quot;dropping-particle&quot;: &quot;&quot;, &quot;family&quot;: &quot;Wikipedia&quot;, &quot;given&quot;: &quot;&quot;, &quot;non-dropping-particle&quot;: &quot;&quot;, &quot;parse-names&quot;: false, &quot;suffix&quot;: &quot;&quot;}], &quot;container-title&quot;: &quot;2015&quot;, &quot;id&quot;: &quot;ITEM-13&quot;, &quot;issued&quot;: {&quot;date-parts&quot;: [[&quot;2015&quot;]]}, &quot;title&quot;: &quot;Monitoring&quot;, &quot;type&quot;: &quot;webpage&quot;}, &quot;uris&quot;: [&quot;http://www.mendeley.com/documents/?uuid=68892ed0-6ad6-4b8f-8cc8-12ecd552ee6c&quot;]}, {&quot;id&quot;: &quot;ITEM-14&quot;, &quot;itemData&quot;: {&quot;DOI&quot;: &quot;10.26418/justin.v6i1.23314&quot;, &quot;ISSN&quot;: &quot;2460-3562&quot;, &quot;abstract&quot;: &quot;Proses pengawasan dan evaluasi disuatu instansi pemerintah khususnya di Kejaksaan Negeri Mempawah merupakan salah satu hal yang sangat penting. Dalam proses pelaksanaannya sistem monitoring dan evaluasi kinerja aparatur di Kejaksaan Negeri Mempawah masih menggunakan sistem konvensional, yaitu dengan memantau kembali berkas-berkas pendukung dalam proses monitoring dan evaluasi yang menyebabkan proses menjadi tidak efektif dan efisien.\u00a0 Oleh karena itu tujuan dari penelitian ini adalah menghasilkan suatu aplikasi untuk memudahkan proses pengawasan dan evaluasi kinerja aparatur dalam penanganan berkas perkara. Pada penelitian ini aplikasi yang dibuat berbasis android yang dilengkapi dengan fitur notifikasi dan pengingat untuk membantu proses monitoring dan evaluasi. Alat dalam perancangan dalam penelitian ini menggunakan Unified Modeling Language dan Entity Relationship Diagram, dan pengujian sistem yang dilakukan menggunakan metode Black Box dan kuesioner terhadap 10 orang pengguna aplikasi yang terdiri dari 5 orang dari petugas bagian Pidana Umum dan 5 orang dari petugas bagian Pidana Khusus didapat nilai kuesioner 651 dari nilai maksimum 750, yang berada pada range positif dengan persentase 86,8%, hasil pengujian menunjukkan aplikasi ini berjalan dengan baik. Penelitian ini menghasilkan suatu sistem yang dapat digunakan untuk mempermudah proses pengawasan dan evaluasi kinerja aparatur.\u00a0&quot;, &quot;author&quot;: [{&quot;dropping-particle&quot;: &quot;&quot;, &quot;family&quot;: &quot;Jaya&quot;, &quot;given&quot;: &quot;Kriyan Andika&quot;, &quot;non-dropping-particle&quot;: &quot;&quot;, &quot;parse-names&quot;: false, &quot;suffix&quot;: &quot;&quot;}, {&quot;dropping-particle&quot;: &quot;&quot;, &quot;family&quot;: &quot;Safriadi&quot;, &quot;given&quot;: &quot;Novi&quot;, &quot;non-dropping-particle&quot;: &quot;&quot;, &quot;parse-names&quot;: false, &quot;suffix&quot;: &quot;&quot;}, {&quot;dropping-particle&quot;: &quot;&quot;, &quot;family&quot;: &quot;Perwitasari&quot;, &quot;given&quot;: &quot;Anggi&quot;, &quot;non-dropping-particle&quot;: &quot;&quot;, &quot;parse-names&quot;: false, &quot;suffix&quot;: &quot;&quot;}], &quot;container-title&quot;: &quot;Jurnal Sistem dan Teknologi Informasi (JustIN)&quot;, &quot;id&quot;: &quot;ITEM-14&quot;, &quot;issue&quot;: &quot;1&quot;, &quot;issued&quot;: {&quot;date-parts&quot;: [[&quot;2018&quot;]]}, &quot;page&quot;: &quot;21&quot;, &quot;title&quot;: &quot;Aplikasi Monitoring dan Evaluasi Kinerja Aparatur di Kejaksaan Negeri Mempawah&quot;, &quot;type&quot;: &quot;article-journal&quot;, &quot;volume&quot;: &quot;6&quot;}, &quot;uris&quot;: [&quot;http://www.mendeley.com/documents/?uuid=c5177f5b-b2be-4957-83bd-9b6172100a18&quot;]}, {&quot;id&quot;: &quot;ITEM-15&quot;, &quot;itemData&quot;: {&quot;DOI&quot;: &quot;10.36055/tjst.v16i2.8680&quot;, &quot;ISSN&quot;: &quot;1693024X&quot;, &quot;author&quot;: [{&quot;dropping-particle&quot;: &quot;&quot;, &quot;family&quot;: &quot;Hidayanti&quot;, &quot;given&quot;: &quot;Nur&quot;, &quot;non-dropping-particle&quot;: &quot;&quot;, &quot;parse-names&quot;: false, &quot;suffix&quot;: &quot;&quot;}, {&quot;dropping-particle&quot;: &quot;&quot;, &quot;family&quot;: &quot;Widyawati&quot;, &quot;given&quot;: &quot;Widyawati&quot;, &quot;non-dropping-particle&quot;: &quot;&quot;, &quot;parse-names&quot;: false, &quot;suffix&quot;: &quot;&quot;}, {&quot;dropping-particle&quot;: &quot;&quot;, &quot;family&quot;: &quot;Fatullah&quot;, &quot;given&quot;: &quot;Rizki&quot;, &quot;non-dropping-particle&quot;: &quot;&quot;, &quot;parse-names&quot;: false, &quot;suffix&quot;: &quot;&quot;}, {&quot;dropping-particle&quot;: &quot;&quot;, &quot;family&quot;: &quot;Budiono&quot;, &quot;given&quot;: &quot;Budiono&quot;, &quot;non-dropping-particle&quot;: &quot;&quot;, &quot;parse-names&quot;: false, &quot;suffix&quot;: &quot;&quot;}], &quot;container-title&quot;: &quot;Teknika: Jurnal Sains dan Teknologi&quot;, &quot;id&quot;: &quot;ITEM-15&quot;, &quot;issue&quot;: &quot;2&quot;, &quot;issued&quot;: {&quot;date-parts&quot;: [[&quot;2020&quot;]]}, &quot;page&quot;: &quot;267&quot;, &quot;title&quot;: &quot;Rancang bangun aplikasi monitoring kegiatan kuliah kerja mahasiswa berbasis android di Universitas Banten Jaya&quot;, &quot;type&quot;: &quot;article-journal&quot;, &quot;volume&quot;: &quot;16&quot;}, &quot;uris&quot;: [&quot;http://www.mendeley.com/documents/?uuid=486563a5-28a7-4307-a622-194b29a0d9a6&quot;]}, {&quot;id&quot;: &quot;ITEM-16&quot;, &quot;itemData&quot;: {&quot;author&quot;: [{&quot;dropping-particle&quot;: &quot;&quot;, &quot;family&quot;: &quot;Amalia&quot;, &quot;given&quot;: &quot;Dina&quot;, &quot;non-dropping-particle&quot;: &quot;&quot;, &quot;parse-names&quot;: false, &quot;suffix&quot;: &quot;&quot;}], &quot;container-title&quot;: &quot;Idwebhost&quot;, &quot;id&quot;: &quot;ITEM-16&quot;, &quot;issued&quot;: {&quot;date-parts&quot;: [[&quot;2018&quot;]]}, &quot;page&quot;: &quot;1&quot;, &quot;title&quot;: &quot;Pengertian Website Secara Lengkap&quot;, &quot;type&quot;: &quot;article&quot;}, &quot;uris&quot;: [&quot;http://www.mendeley.com/documents/?uuid=177ac475-1561-494f-88e6-5285674600a4&quot;]}, {&quot;id&quot;: &quot;ITEM-17&quot;, &quot;itemData&quot;: {&quot;author&quot;: [{&quot;dropping-particle&quot;: &quot;&quot;, &quot;family&quot;: &quot;Hadi&quot;, &quot;given&quot;: &quot;Diki Alfarabi&quot;, &quot;non-dropping-particle&quot;: &quot;&quot;, &quot;parse-names&quot;: false, &quot;suffix&quot;: &quot;&quot;}], &quot;container-title&quot;: &quot;Malasngoding&quot;, &quot;id&quot;: &quot;ITEM-17&quot;, &quot;issued&quot;: {&quot;date-parts&quot;: [[&quot;0&quot;]]}, &quot;page&quot;: &quot;1&quot;, &quot;title&quot;: &quot;Codeigniter Part 1 : Pengertian dan Cara Menggunakan CodeIgniter&quot;, &quot;type&quot;: &quot;article&quot;}, &quot;uris&quot;: [&quot;http://www.mendeley.com/documents/?uuid=3625ab3d-0d8d-41b5-9b43-22a774aeed59&quot;]}, {&quot;id&quot;: &quot;ITEM-18&quot;, &quot;itemData&quot;: {&quot;abstract&quot;: &quot;Tepat waktu dalam mengerjakan sebuah proyek merupakan salah satu point utama dari segi bisnis. Dikatakan utama, karena hal ini dapat menjaga hubungan dan juga kepercayaan dari konsumen. Dengan banyaknya proyek yang dikerjakan sudah pasti membutuhkan ketelitian dalam melakukan pemantauan. Proyek dibidang pengembangan perangkat lunak memiliki permasalahan tersendiri, mulai dari kurang efektifnya cara pemberian tugas dan permasalahan yang tidak tersimpan dengan baik dapat menghambat lancarnya pengembangan perangkat lunak. Perusahaan perlu merancang sistem untuk memantau segala aktifitas yang terjadi pada tahap pengembangan perangkat lunak. Dengan menggunakan sistem informasi monitoring setiap informasi yang diperlukan oleh sistem analis dan programmer sudah tersimpan dengan baik, mulai dari informasi tugas, spesifikasi tugas, kendala yang terjadi dalam mengerjakan tugas sampai perkiraan kapan semua tugas selesai. Sistem informasi monitoring pengembangan perangkat lunak pada tahap development sangat membantu sistem analis akan kebutuhan yang mendetail tentang proyek yang sedang dikerjakan dan meningkatkan kinerja programmer dalam mengembangkan perangkat lunak&quot;, &quot;author&quot;: [{&quot;dropping-particle&quot;: &quot;&quot;, &quot;family&quot;: &quot;Herliana&quot;, &quot;given&quot;: &quot;Asti&quot;, &quot;non-dropping-particle&quot;: &quot;&quot;, &quot;parse-names&quot;: false, &quot;suffix&quot;: &quot;&quot;}, {&quot;dropping-particle&quot;: &quot;&quot;, &quot;family&quot;: &quot;Rasyid&quot;, &quot;given&quot;: &quot;Prima Muhamad&quot;, &quot;non-dropping-particle&quot;: &quot;&quot;, &quot;parse-names&quot;: false, &quot;suffix&quot;: &quot;&quot;}], &quot;container-title&quot;: &quot;Jurnal Informatika&quot;, &quot;id&quot;: &quot;ITEM-18&quot;, &quot;issue&quot;: &quot;1&quot;, &quot;issued&quot;: {&quot;date-parts&quot;: [[&quot;2016&quot;]]}, &quot;page&quot;: &quot;41-50&quot;, &quot;title&quot;: &quot;Sistem Informasi Monitoring Pengembangan Software Pada Tahap&quot;, &quot;type&quot;: &quot;article-journal&quot;}, &quot;uris&quot;: [&quot;http://www.mendeley.com/documents/?uuid=0233b04e-012b-4758-b8d1-7b8c83e69177&quot;]}, {&quot;id&quot;: &quot;ITEM-19&quot;, &quot;itemData&quot;: {&quot;author&quot;: [{&quot;dropping-particle&quot;: &quot;&quot;, &quot;family&quot;: &quot;Mulyana&quot;, &quot;given&quot;: &quot;Yandi&quot;, &quot;non-dropping-particle&quot;: &quot;&quot;, &quot;parse-names&quot;: false, &quot;suffix&quot;: &quot;&quot;}], &quot;id&quot;: &quot;ITEM-19&quot;, &quot;issue&quot;: &quot;versi 3&quot;, &quot;issued&quot;: {&quot;date-parts&quot;: [[&quot;2015&quot;]]}, &quot;page&quot;: &quot;1-4&quot;, &quot;title&quot;: &quot;Pengenalan Framework CodeIgniter&quot;, &quot;type&quot;: &quot;article-journal&quot;}, &quot;uris&quot;: [&quot;http://www.mendeley.com/documents/?uuid=7e332a58-867f-4e76-a9e6-0e527a0e24df&quot;]}, {&quot;id&quot;: &quot;ITEM-20&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20&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id&quot;: &quot;ITEM-21&quot;, &quot;itemData&quot;: {&quot;abstract&quot;: &quot;berisi terntang pempograman android mnggunakan eclipse &amp; starUML&quot;, &quot;author&quot;: [{&quot;dropping-particle&quot;: &quot;&quot;, &quot;family&quot;: &quot;Susanto&quot;, &quot;given&quot;: &quot;Erwin&quot;, &quot;non-dropping-particle&quot;: &quot;&quot;, &quot;parse-names&quot;: false, &quot;suffix&quot;: &quot;&quot;}], &quot;id&quot;: &quot;ITEM-21&quot;, &quot;issued&quot;: {&quot;date-parts&quot;: [[&quot;2020&quot;]]}, &quot;publisher&quot;: &quot;Airlangga University Press&quot;, &quot;publisher-place&quot;: &quot;Surabaya&quot;, &quot;title&quot;: &quot;Pemrograman Android Dengan Menggunakan Eclipse &amp; StarUML&quot;, &quot;type&quot;: &quot;book&quot;}, &quot;uris&quot;: [&quot;http://www.mendeley.com/documents/?uuid=38ee6f56-ae69-4815-99fe-562208c909f9&quot;]}], &quot;mendeley&quot;: {&quot;formattedCitation&quot;: &quot;(Amalia, 2018; Annur &amp; Delianti, 2020; Apriliani et al., 2020; Ayu &amp; Permatasari, 2018; Buchari dkk, 2015; Destiningrum &amp; Adrian, 2017; Hadi, n.d.; Hendini, 2016; Herliana &amp; Rasyid, 2016; Hidayanti et al., 2020; Jaya et al., 2018; Maulani, 2018; Mulyana, 2015; MURNATI, 2019; Nasution, Robby DarwisNasution, R. D. (2015). No \u4e3b\u89b3\u7684\u5065\u5eb7\u611f\u3092\u4e2d\u5fc3\u3068\u3057\u305f\u5728\u5b85\u9ad8\u9f62\u8005\u306b\u304a\u3051\u308b \u5065\u5eb7\u95a2\u9023\u6307\u6a19\u306b\u95a2\u3059\u308b\u5171\u5206\u6563\u69cb\u9020\u5206\u6790Title. 3(2), 2015; Priyanto et al., 2015; Rosidah;., 2018; Susanto, 2020; Taufan, 2017; Teduh Sanubari, Cahyo Prianto, 2020; Wikipedia, 2015)&quot;, &quot;plainTextFormattedCitation&quot;: &quot;(Amalia, 2018; Annur &amp; Delianti, 2020; Apriliani et al., 2020; Ayu &amp; Permatasari, 2018; Buchari dkk, 2015; Destiningrum &amp; Adrian, 2017; Hadi, n.d.; Hendini, 2016; Herliana &amp; Rasyid, 2016; Hidayanti et al., 2020; Jaya et al., 2018; Maulani, 2018; Mulyana, 2015; MURNATI, 2019; Nasution, Robby DarwisNasution, R. D. (2015). No \u4e3b\u89b3\u7684\u5065\u5eb7\u611f\u3092\u4e2d\u5fc3\u3068\u3057\u305f\u5728\u5b85\u9ad8\u9f62\u8005\u306b\u304a\u3051\u308b \u5065\u5eb7\u95a2\u9023\u6307\u6a19\u306b\u95a2\u3059\u308b\u5171\u5206\u6563\u69cb\u9020\u5206\u6790Title. 3(2), 2015; Priyanto et al., 2015; Rosidah;., 2018; Susanto, 2020; Taufan, 2017; Teduh Sanubari, Cahyo Prianto, 2020; Wikipedia, 2015)&quot;, &quot;previouslyFormattedCitation&quot;: &quot;(Amalia, 2018; Annur &amp; Delianti, 2020; Apriliani et al., 2020; Ayu &amp; Permatasari, 2018; Buchari dkk, 2015; Destiningrum &amp; Adrian, 2017; Hadi, n.d.; Hendini, 2016; Herliana &amp; Rasyid, 2016; Hidayanti et al., 2020; Jaya et al., 2018; Maulani, 2018; Mulyana, 2015; MURNATI, 2019; Nasution, Robby DarwisNasution, R. D. (2015). No \u4e3b\u89b3\u7684\u5065\u5eb7\u611f\u3092\u4e2d\u5fc3\u3068\u3057\u305f\u5728\u5b85\u9ad8\u9f62\u8005\u306b\u304a\u3051\u308b \u5065\u5eb7\u95a2\u9023\u6307\u6a19\u306b\u95a2\u3059\u308b\u5171\u5206\u6563\u69cb\u9020\u5206\u6790Title. 3(2), 2015; Priyanto et al., 2015; Rosidah;., 2018; Susanto, 2020; Taufan, 2017; Teduh Sanubari, Cahyo Prianto, 2020; Wikipedia, 2015)&quot;}, &quot;properties&quot;: {&quot;noteIndex&quot;: 0}, &quot;schema&quot;: &quot;https://github.com/citation-style-language/schema/raw/master/csl-citation.json&quot;} RNDeBm7ekY0Jl"/>⁠ <text:reference-mark-start text:name="ADDIN CSL_CITATION {&quot;citationItems&quot;: [{&quot;id&quot;: &quot;ITEM-1&quot;, &quot;itemData&quot;: {&quot;author&quot;: [{&quot;dropping-particle&quot;: &quot;&quot;, &quot;family&quot;: &quot;Alda&quot;, &quot;given&quot;: &quot;Muhamad&quot;, &quot;non-dropping-particle&quot;: &quot;&quot;, &quot;parse-names&quot;: false, &quot;suffix&quot;: &quot;&quot;}], &quot;id&quot;: &quot;ITEM-1&quot;, &quot;issued&quot;: {&quot;date-parts&quot;: [[&quot;2021&quot;]]}, &quot;publisher&quot;: &quot;Media Sains&quot;, &quot;publisher-place&quot;: &quot;Bandung&quot;, &quot;title&quot;: &quot;Rekayasa Perangkat Lunak&quot;, &quot;type&quot;: &quot;book&quot;}, &quot;uris&quot;: [&quot;http://www.mendeley.com/documents/?uuid=8abc3f93-6f0c-4ea2-86a8-b8ee5afe4f74&quot;]}], &quot;mendeley&quot;: {&quot;formattedCitation&quot;: &quot;(Alda, 2021)&quot;, &quot;plainTextFormattedCitation&quot;: &quot;(Alda, 2021)&quot;, &quot;previouslyFormattedCitation&quot;: &quot;(Alda, 2021)&quot;}, &quot;properties&quot;: {&quot;noteIndex&quot;: 0}, &quot;schema&quot;: &quot;https://github.com/citation-style-language/schema/raw/master/csl-citation.json&quot;} RNDDQJlRAwnf5"/>(Alda, 2021)<text:reference-mark-end text:name="ADDIN CSL_CITATION {&quot;citationItems&quot;: [{&quot;id&quot;: &quot;ITEM-1&quot;, &quot;itemData&quot;: {&quot;author&quot;: [{&quot;dropping-particle&quot;: &quot;&quot;, &quot;family&quot;: &quot;Alda&quot;, &quot;given&quot;: &quot;Muhamad&quot;, &quot;non-dropping-particle&quot;: &quot;&quot;, &quot;parse-names&quot;: false, &quot;suffix&quot;: &quot;&quot;}], &quot;id&quot;: &quot;ITEM-1&quot;, &quot;issued&quot;: {&quot;date-parts&quot;: [[&quot;2021&quot;]]}, &quot;publisher&quot;: &quot;Media Sains&quot;, &quot;publisher-place&quot;: &quot;Bandung&quot;, &quot;title&quot;: &quot;Rekayasa Perangkat Lunak&quot;, &quot;type&quot;: &quot;book&quot;}, &quot;uris&quot;: [&quot;http://www.mendeley.com/documents/?uuid=8abc3f93-6f0c-4ea2-86a8-b8ee5afe4f74&quot;]}], &quot;mendeley&quot;: {&quot;formattedCitation&quot;: &quot;(Alda, 2021)&quot;, &quot;plainTextFormattedCitation&quot;: &quot;(Alda, 2021)&quot;, &quot;previouslyFormattedCitation&quot;: &quot;(Alda, 2021)&quot;}, &quot;properties&quot;: {&quot;noteIndex&quot;: 0}, &quot;schema&quot;: &quot;https://github.com/citation-style-language/schema/raw/master/csl-citation.json&quot;} RNDDQJlRAwnf5"/><text:span text:style-name="T1"> </text:span><text:reference-mark-start text:name="ADDIN CSL_CITATION {&quot;citationItems&quot;: [{&quot;id&quot;: &quot;ITEM-1&quot;, &quot;itemData&quot;: {&quot;DOI&quot;: &quot;10.36294/jurti.v2i1.409&quot;, &quot;ISSN&quot;: &quot;2580-7927&quot;, &quot;abstract&quot;: &quot;Abstract - Savings and loan money is one of human needs. Where savings and loans are something that is very necessary to support the development of economic activities and improve living standards. In universities, there are many students who spend money to pay for their tuition fees. Among these students, there are fairly poor people. The author took the initiative to make a savings and loan application that is useful for students, if they need funds to complete lecture administration at any time. Students can also set aside a portion of their allowance to be stored in the application. In this way, students can reduce the burden a bit regarding the problems of lecture administration. Based on the description above, the author raised the research title with research conducted directly on the students of the Asahan University Faculty of Engineering with the title \&quot;Designing Student Loan Savings and Loan Applications for the Faculty of Engineering, Asahan Web-Based University\&quot;. Keywords - applications, savings and loans, money, fees, students, web&quot;, &quot;author&quot;: [{&quot;dropping-particle&quot;: &quot;&quot;, &quot;family&quot;: &quot;Siregar&quot;, &quot;given&quot;: &quot;Helmi Fauzi&quot;, &quot;non-dropping-particle&quot;: &quot;&quot;, &quot;parse-names&quot;: false, &quot;suffix&quot;: &quot;&quot;}, {&quot;dropping-particle&quot;: &quot;&quot;, &quot;family&quot;: &quot;Sari&quot;, &quot;given&quot;: &quot;Nilfa&quot;, &quot;non-dropping-particle&quot;: &quot;&quot;, &quot;parse-names&quot;: false, &quot;suffix&quot;: &quot;&quot;}], &quot;container-title&quot;: &quot;Jurnal Teknologi Informasi&quot;, &quot;id&quot;: &quot;ITEM-1&quot;, &quot;issue&quot;: &quot;1&quot;, &quot;issued&quot;: {&quot;date-parts&quot;: [[&quot;2018&quot;]]}, &quot;page&quot;: &quot;53&quot;, &quot;title&quot;: &quot;Rancang Bangun Aplikasi Simpan Pinjam Uang Mahasiswa Fakultas Teknik Universitas Asahan Berbasis Web&quot;, &quot;type&quot;: &quot;article-journal&quot;, &quot;volume&quot;: &quot;2&quot;}, &quot;uris&quot;: [&quot;http://www.mendeley.com/documents/?uuid=bf288749-ea2f-493b-baae-e2cf4479b80b&quot;]}], &quot;mendeley&quot;: {&quot;formattedCitation&quot;: &quot;(Siregar &amp; Sari, 2018)&quot;, &quot;plainTextFormattedCitation&quot;: &quot;(Siregar &amp; Sari, 2018)&quot;, &quot;previouslyFormattedCitation&quot;: &quot;(Siregar &amp; Sari, 2018)&quot;}, &quot;properties&quot;: {&quot;noteIndex&quot;: 0}, &quot;schema&quot;: &quot;https://github.com/citation-style-language/schema/raw/master/csl-citation.json&quot;} RNDTQxYAnqEQ5"/><text:span text:style-name="T1">(Siregar &amp; Sari, 2018)</text:span><text:reference-mark-end text:name="ADDIN CSL_CITATION {&quot;citationItems&quot;: [{&quot;id&quot;: &quot;ITEM-1&quot;, &quot;itemData&quot;: {&quot;DOI&quot;: &quot;10.36294/jurti.v2i1.409&quot;, &quot;ISSN&quot;: &quot;2580-7927&quot;, &quot;abstract&quot;: &quot;Abstract - Savings and loan money is one of human needs. Where savings and loans are something that is very necessary to support the development of economic activities and improve living standards. In universities, there are many students who spend money to pay for their tuition fees. Among these students, there are fairly poor people. The author took the initiative to make a savings and loan application that is useful for students, if they need funds to complete lecture administration at any time. Students can also set aside a portion of their allowance to be stored in the application. In this way, students can reduce the burden a bit regarding the problems of lecture administration. Based on the description above, the author raised the research title with research conducted directly on the students of the Asahan University Faculty of Engineering with the title \&quot;Designing Student Loan Savings and Loan Applications for the Faculty of Engineering, Asahan Web-Based University\&quot;. Keywords - applications, savings and loans, money, fees, students, web&quot;, &quot;author&quot;: [{&quot;dropping-particle&quot;: &quot;&quot;, &quot;family&quot;: &quot;Siregar&quot;, &quot;given&quot;: &quot;Helmi Fauzi&quot;, &quot;non-dropping-particle&quot;: &quot;&quot;, &quot;parse-names&quot;: false, &quot;suffix&quot;: &quot;&quot;}, {&quot;dropping-particle&quot;: &quot;&quot;, &quot;family&quot;: &quot;Sari&quot;, &quot;given&quot;: &quot;Nilfa&quot;, &quot;non-dropping-particle&quot;: &quot;&quot;, &quot;parse-names&quot;: false, &quot;suffix&quot;: &quot;&quot;}], &quot;container-title&quot;: &quot;Jurnal Teknologi Informasi&quot;, &quot;id&quot;: &quot;ITEM-1&quot;, &quot;issue&quot;: &quot;1&quot;, &quot;issued&quot;: {&quot;date-parts&quot;: [[&quot;2018&quot;]]}, &quot;page&quot;: &quot;53&quot;, &quot;title&quot;: &quot;Rancang Bangun Aplikasi Simpan Pinjam Uang Mahasiswa Fakultas Teknik Universitas Asahan Berbasis Web&quot;, &quot;type&quot;: &quot;article-journal&quot;, &quot;volume&quot;: &quot;2&quot;}, &quot;uris&quot;: [&quot;http://www.mendeley.com/documents/?uuid=bf288749-ea2f-493b-baae-e2cf4479b80b&quot;]}], &quot;mendeley&quot;: {&quot;formattedCitation&quot;: &quot;(Siregar &amp; Sari, 2018)&quot;, &quot;plainTextFormattedCitation&quot;: &quot;(Siregar &amp; Sari, 2018)&quot;, &quot;previouslyFormattedCitation&quot;: &quot;(Siregar &amp; Sari, 2018)&quot;}, &quot;properties&quot;: {&quot;noteIndex&quot;: 0}, &quot;schema&quot;: &quot;https://github.com/citation-style-language/schema/raw/master/csl-citation.json&quot;} RNDTQxYAnqEQ5"/><text:span text:style-name="T1"> </text:span><text:reference-mark-start text:name="ADDIN CSL_CITATION {&quot;citationItems&quot;: [{&quot;id&quot;: &quot;ITEM-1&quot;, &quot;itemData&quot;: {&quot;author&quot;: [{&quot;dropping-particle&quot;: &quot;&quot;, &quot;family&quot;: &quot;Wahid&quot;, &quot;given&quot;: &quot;Aceng Abdul&quot;, &quot;non-dropping-particle&quot;: &quot;&quot;, &quot;parse-names&quot;: false, &quot;suffix&quot;: &quot;&quot;}, {&quot;dropping-particle&quot;: &quot;&quot;, &quot;family&quot;: &quot;Rosyadah&quot;, &quot;given&quot;: &quot;Adah&quot;, &quot;non-dropping-particle&quot;: &quot;&quot;, &quot;parse-names&quot;: false, &quot;suffix&quot;: &quot;&quot;}, {&quot;dropping-particle&quot;: &quot;&quot;, &quot;family&quot;: &quot;Mulany&quot;, &quot;given&quot;: &quot;Hafidh Fauzan&quot;, &quot;non-dropping-particle&quot;: &quot;&quot;, &quot;parse-names&quot;: false, &quot;suffix&quot;: &quot;&quot;}, {&quot;dropping-particle&quot;: &quot;&quot;, &quot;family&quot;: &quot;Nugraha&quot;, &quot;given&quot;: &quot;Randi&quot;, &quot;non-dropping-particle&quot;: &quot;&quot;, &quot;parse-names&quot;: false, &quot;suffix&quot;: &quot;&quot;}], &quot;id&quot;: &quot;ITEM-1&quot;, &quot;issue&quot;: &quot;January&quot;, &quot;issued&quot;: {&quot;date-parts&quot;: [[&quot;2020&quot;]]}, &quot;title&quot;: &quot;Perancangan Sistem Informasi Organisasi Mahasiswa ( SIOMAS ) STMIK Sumedang Berbasis Website&quot;, &quot;type&quot;: &quot;article-journal&quot;}, &quot;uris&quot;: [&quot;http://www.mendeley.com/documents/?uuid=5c51e7e1-c8a6-4958-9c3d-16ca1f171f8e&quot;]}, {&quot;id&quot;: &quot;ITEM-2&quot;, &quot;itemData&quot;: {&quot;author&quot;: [{&quot;dropping-particle&quot;: &quot;&quot;, &quot;family&quot;: &quot;Apriliani&quot;, &quot;given&quot;: &quot;Sri Lis&quot;, &quot;non-dropping-particle&quot;: &quot;&quot;, &quot;parse-names&quot;: false, &quot;suffix&quot;: &quot;&quot;}, {&quot;dropping-particle&quot;: &quot;&quot;, &quot;family&quot;: &quot;Esabella&quot;, &quot;given&quot;: &quot;Shinta&quot;, &quot;non-dropping-particle&quot;: &quot;&quot;, &quot;parse-names&quot;: false, &quot;suffix&quot;: &quot;&quot;}, {&quot;dropping-particle&quot;: &quot;&quot;, &quot;family&quot;: &quot;Julkarnain&quot;, &quot;given&quot;: &quot;M&quot;, &quot;non-dropping-particle&quot;: &quot;&quot;, &quot;parse-names&quot;: false, &quot;suffix&quot;: &quot;&quot;}, {&quot;dropping-particle&quot;: &quot;&quot;, &quot;family&quot;: &quot;Informatika&quot;, &quot;given&quot;: &quot;Program Studi&quot;, &quot;non-dropping-particle&quot;: &quot;&quot;, &quot;parse-names&quot;: false, &quot;suffix&quot;: &quot;&quot;}, {&quot;dropping-particle&quot;: &quot;&quot;, &quot;family&quot;: &quot;Teknik&quot;, &quot;given&quot;: &quot;Fakultas&quot;, &quot;non-dropping-particle&quot;: &quot;&quot;, &quot;parse-names&quot;: false, &quot;suffix&quot;: &quot;&quot;}, {&quot;dropping-particle&quot;: &quot;&quot;, &quot;family&quot;: &quot;Sumbawa&quot;, &quot;given&quot;: &quot;Universitas Teknologi&quot;, &quot;non-dropping-particle&quot;: &quot;&quot;, &quot;parse-names&quot;: false, &quot;suffix&quot;: &quot;&quot;}], &quot;container-title&quot;: &quot;Jurnal Teknik Sains&quot;, &quot;id&quot;: &quot;ITEM-2&quot;, &quot;issue&quot;: &quot;2&quot;, &quot;issued&quot;: {&quot;date-parts&quot;: [[&quot;2020&quot;]]}, &quot;page&quot;: &quot;18-22&quot;, &quot;title&quot;: &quot;Rancang Bangun Aplikasi Monitoring Unit Kegiatan Mahasiswa (Ukm) Universitas Teknologi Sumbawa Berbasis Web&quot;, &quot;type&quot;: &quot;article-journal&quot;, &quot;volume&quot;: &quot;1&quot;}, &quot;uris&quot;: [&quot;http://www.mendeley.com/documents/?uuid=2e41c203-9588-4b47-9f3e-763ef6e0e0f3&quot;]}, {&quot;id&quot;: &quot;ITEM-3&quot;, &quot;itemData&quot;: {&quot;DOI&quot;: &quot;10.30872/jim.v10i2.190&quot;, &quot;ISSN&quot;: &quot;1858-4853&quot;, &quot;abstract&quot;: &quot;Sepakbola adalah salah satu olahraga yang dimainkan oleh dua tim dalam sebuah pertandingan yang saling berlawanan untuk mendapat kemenangan. Universitas Mulawarman memiliki Unit Kegiatan Mahasiswa yang menaungi olahraga tersebut, bernama UKM sepakbola. Salah satu tujuan didirikannya Unit Kegiatan Mahasiswa (UKM) Sepakbola adalah untuk mengembangkan potensi dan menggali bakat khususnya mahasiswa Universitas Mulawarman dalam cabang olahraga khususnya sepakbola. Masalah lain yang dihadapi oleh para pengurus UKM sepakbola adalah bagaimana cara mengenalkan UKM sepakbola kepada mahasiswa yang baru masuk ataupun mahasiswa yang memiliki bakat sepakbola. Dampak yang paling terlihat dari permasalahan tersebut adalah kurangnya jumlah anggota UKM sepakbola di Universitas Mulawarman, sehingga dibutuhkan sebuah sistem informasi Unit Kegiatan Mahasiswa (UKM) sepakbola Universitas Mulawarman, untuk mempermudah mahasiswa mendapatkan informasi tentang UKM sepakbola yang ada di Universitas Mulawarman. Hasil dari penelitian ini adalah sebuah media informasi untuk mahasiswa yang ingin mengetahui dan dapat bergabung dalam kegiatan UKM sepakbola, yang dapat diakses melalui website. Layanan yang tersedia pada website dapat diakses oleh pengelola UKM diantaranya mendaftarkan user, login user, menginputkan informasi kegiatan, dan menginputkan modul yang dapat diakses dikunjungin oleh mahasiswa untuk mendapatkan informasi.&quot;, &quot;author&quot;: [{&quot;dropping-particle&quot;: &quot;&quot;, &quot;family&quot;: &quot;Sauri&quot;, &quot;given&quot;: &quot;Sofian&quot;, &quot;non-dropping-particle&quot;: &quot;&quot;, &quot;parse-names&quot;: false, &quot;suffix&quot;: &quot;&quot;}, {&quot;dropping-particle&quot;: &quot;&quot;, &quot;family&quot;: &quot;Haryono&quot;, &quot;given&quot;: &quot;Agus Tri&quot;, &quot;non-dropping-particle&quot;: &quot;&quot;, &quot;parse-names&quot;: false, &quot;suffix&quot;: &quot;&quot;}, {&quot;dropping-particle&quot;: &quot;&quot;, &quot;family&quot;: &quot;Astuti&quot;, &quot;given&quot;: &quot;Indah Fitri&quot;, &quot;non-dropping-particle&quot;: &quot;&quot;, &quot;parse-names&quot;: false, &quot;suffix&quot;: &quot;&quot;}, {&quot;dropping-particle&quot;: &quot;&quot;, &quot;family&quot;: &quot;Khairina&quot;, &quot;given&quot;: &quot;Dyna Marisa&quot;, &quot;non-dropping-particle&quot;: &quot;&quot;, &quot;parse-names&quot;: false, &quot;suffix&quot;: &quot;&quot;}, {&quot;dropping-particle&quot;: &quot;&quot;, &quot;family&quot;: &quot;Cahyadi&quot;, &quot;given&quot;: &quot;Dedy&quot;, &quot;non-dropping-particle&quot;: &quot;&quot;, &quot;parse-names&quot;: false, &quot;suffix&quot;: &quot;&quot;}], &quot;container-title&quot;: &quot;Informatika Mulawarman : Jurnal Ilmiah Ilmu Komputer&quot;, &quot;id&quot;: &quot;ITEM-3&quot;, &quot;issue&quot;: &quot;2&quot;, &quot;issued&quot;: {&quot;date-parts&quot;: [[&quot;2015&quot;]]}, &quot;page&quot;: &quot;46&quot;, &quot;title&quot;: &quot;Sistem Informasi Unit Kegiatan Mahasiswa (UKM) Sepakbola Universitas Mulawarman Berbasis Web&quot;, &quot;type&quot;: &quot;article-journal&quot;, &quot;volume&quot;: &quot;10&quot;}, &quot;uris&quot;: [&quot;http://www.mendeley.com/documents/?uuid=584fc57a-d0b0-40d0-9874-d7138764d462&quot;]}, {&quot;id&quot;: &quot;ITEM-4&quot;, &quot;itemData&quot;: {&quot;abstract&quot;: &quot;Artikel ini membahas permasalahan terkait manajemen kegiatan mahasiswa dalam proses pengajuan proposal kegiatan, review dan pelaporan kegiatan. Dilaksanakan oleh unit kegiatan mahasiswa di Universitas Negeri Padang yang bertujuan untuk meminimalisir waktu, tenaga dan biaya pelaksanaan prosedur pengajuan proposal dan laporan kegiatan. Dalam menemui KaSubag kemahasiswaan, WR III (bagian minat dan bakat) dan KaBag (bagian bendahara).Pengajuan proposal dan laporan kegiatan semestinya sudah sesuai dengan perkembangan teknologi pada masa ini agar menjadi efektif dan efisien. Dalam perancangan sistem informasi ini menggunakan metode waterfall dan metode Object Oriented Programming (OOP). Sistem ini juga menggunakan teknik Model View Controller (MVC). Sistem ini dirancang menggunakan Framework Yii2 dengan bahasa pemrograman Hypertext Preprocessor (PHP) dan Database Management System (DBMS) MySQL. Perancangan sistem informasi manajemen kegiatan mahasiswa menghasilkan sistem yang dapat mempermudah unit kegiatan mahasiswa di Universitas Negeri Padang dalam mengajukan proposal dan laporan kegiatan serta membantu KaSubag Kemahasiswaan dalam mengelola informasi mengenai kegiatan mahasiswa. Kata&quot;, &quot;author&quot;: [{&quot;dropping-particle&quot;: &quot;&quot;, &quot;family&quot;: &quot;Oktasari&quot;, &quot;given&quot;: &quot;Ana Juita&quot;, &quot;non-dropping-particle&quot;: &quot;&quot;, &quot;parse-names&quot;: false, &quot;suffix&quot;: &quot;&quot;}, {&quot;dropping-particle&quot;: &quot;&quot;, &quot;family&quot;: &quot;Kurniadi&quot;, &quot;given&quot;: &quot;Denny&quot;, &quot;non-dropping-particle&quot;: &quot;&quot;, &quot;parse-names&quot;: false, &quot;suffix&quot;: &quot;&quot;}], &quot;container-title&quot;: &quot;Jurnal Vokasional Teknik Elektronika dan Informatika&quot;, &quot;id&quot;: &quot;ITEM-4&quot;, &quot;issue&quot;: &quot;4&quot;, &quot;issued&quot;: {&quot;date-parts&quot;: [[&quot;2019&quot;]]}, &quot;page&quot;: &quot;150-157&quot;, &quot;title&quot;: &quot;Perancangan Sistem Informasi Manajemen Kegiatan Mahasiswa Berbasis Web&quot;, &quot;type&quot;: &quot;article-journal&quot;, &quot;volume&quot;: &quot;7&quot;}, &quot;uris&quot;: [&quot;http://www.mendeley.com/documents/?uuid=1cddce36-8ea3-4466-ab84-07a57cfd1f82&quot;]}, {&quot;id&quot;: &quot;ITEM-5&quot;, &quot;itemData&quot;: {&quot;ISSN&quot;: &quot;2460-8378&quot;, &quot;abstract&quot;: &quot;Salah satu bidang kepanitiaan yang memiliki peran penting dalam inti pelaksanaan kegiatan adalah bidang kesekretariatan. Bidang ini berfungsi sebagai penanggung jawab administrasi dalam seluruh kegiatan, mulai dari surat-menyurat, proposal kegiatan, hingga dalam penyusunan laporan pertanggungjawaban. Saat ini data arsip dari setiap kegiatan masih hanya berupa hardcopy. Hal tersebut menyebabkan resiko kehilangan maupun kerusakan arsip menjadi semakin tinggi. Untuk itu pada penelitian ini akan dibuat suatu solusi untuk mengatasi permasalahan tersebut. Solusi yang dihasilkan dalam bentuk aplikasi yang dapat digunakan untuk mengelola arsip dalam bentuk digital. Aplikasi tersebut juga akan dikembangkan dengan menggunakan Framework Laravel yang merupakan salah satu kerangka kerja dalam pemrograman web berbasis MVC (Model View Controller). Penggunaan Framework Laravel dapat meningkatkan kualitas dan performa aplikasi web yang dibangun. Selain itu Framework laravel juga memiliki dokumentasi sistem yang lengkap sehingga dapat lebih mempermudah proses pengembangan aplikasi.&quot;, &quot;author&quot;: [{&quot;dropping-particle&quot;: &quot;&quot;, &quot;family&quot;: &quot;Yuningsih&quot;, &quot;given&quot;: &quot;Lilis&quot;, &quot;non-dropping-particle&quot;: &quot;&quot;, &quot;parse-names&quot;: false, &quot;suffix&quot;: &quot;&quot;}], &quot;container-title&quot;: &quot;E-Proceedings KNS&amp;I STIKOM Bali&quot;, &quot;id&quot;: &quot;ITEM-5&quot;, &quot;issued&quot;: {&quot;date-parts&quot;: [[&quot;2017&quot;]]}, &quot;page&quot;: &quot;379-383&quot;, &quot;title&quot;: &quot;Implementasi Framework Laravel Pada Aplikasi Digitalisasi Arsip Sekretariat Organisasi Mahasiswa STMIK STIKOM Bali&quot;, &quot;type&quot;: &quot;article-journal&quot;}, &quot;uris&quot;: [&quot;http://www.mendeley.com/documents/?uuid=1fc8e75b-6335-4f18-896b-7f3149263311&quot;]}], &quot;mendeley&quot;: {&quot;formattedCitation&quot;: &quot;(Apriliani et al., 2020; Oktasari &amp; Kurniadi, 2019; Sauri et al., 2015; Wahid et al., 2020; Yuningsih, 2017)&quot;, &quot;plainTextFormattedCitation&quot;: &quot;(Apriliani et al., 2020; Oktasari &amp; Kurniadi, 2019; Sauri et al., 2015; Wahid et al., 2020; Yuningsih, 2017)&quot;}, &quot;properties&quot;: {&quot;noteIndex&quot;: 0}, &quot;schema&quot;: &quot;https://github.com/citation-style-language/schema/raw/master/csl-citation.json&quot;} RNDGPuetGIhNc"/><text:span text:style-name="T1">(Apriliani et al., 2020; Oktasari &amp; Kurniadi, 2019; Sauri et al., 2015; Wahid et al., 2020; Yuningsih, 2017)</text:span><text:reference-mark-end text:name="ADDIN CSL_CITATION {&quot;citationItems&quot;: [{&quot;id&quot;: &quot;ITEM-1&quot;, &quot;itemData&quot;: {&quot;author&quot;: [{&quot;dropping-particle&quot;: &quot;&quot;, &quot;family&quot;: &quot;Wahid&quot;, &quot;given&quot;: &quot;Aceng Abdul&quot;, &quot;non-dropping-particle&quot;: &quot;&quot;, &quot;parse-names&quot;: false, &quot;suffix&quot;: &quot;&quot;}, {&quot;dropping-particle&quot;: &quot;&quot;, &quot;family&quot;: &quot;Rosyadah&quot;, &quot;given&quot;: &quot;Adah&quot;, &quot;non-dropping-particle&quot;: &quot;&quot;, &quot;parse-names&quot;: false, &quot;suffix&quot;: &quot;&quot;}, {&quot;dropping-particle&quot;: &quot;&quot;, &quot;family&quot;: &quot;Mulany&quot;, &quot;given&quot;: &quot;Hafidh Fauzan&quot;, &quot;non-dropping-particle&quot;: &quot;&quot;, &quot;parse-names&quot;: false, &quot;suffix&quot;: &quot;&quot;}, {&quot;dropping-particle&quot;: &quot;&quot;, &quot;family&quot;: &quot;Nugraha&quot;, &quot;given&quot;: &quot;Randi&quot;, &quot;non-dropping-particle&quot;: &quot;&quot;, &quot;parse-names&quot;: false, &quot;suffix&quot;: &quot;&quot;}], &quot;id&quot;: &quot;ITEM-1&quot;, &quot;issue&quot;: &quot;January&quot;, &quot;issued&quot;: {&quot;date-parts&quot;: [[&quot;2020&quot;]]}, &quot;title&quot;: &quot;Perancangan Sistem Informasi Organisasi Mahasiswa ( SIOMAS ) STMIK Sumedang Berbasis Website&quot;, &quot;type&quot;: &quot;article-journal&quot;}, &quot;uris&quot;: [&quot;http://www.mendeley.com/documents/?uuid=5c51e7e1-c8a6-4958-9c3d-16ca1f171f8e&quot;]}, {&quot;id&quot;: &quot;ITEM-2&quot;, &quot;itemData&quot;: {&quot;author&quot;: [{&quot;dropping-particle&quot;: &quot;&quot;, &quot;family&quot;: &quot;Apriliani&quot;, &quot;given&quot;: &quot;Sri Lis&quot;, &quot;non-dropping-particle&quot;: &quot;&quot;, &quot;parse-names&quot;: false, &quot;suffix&quot;: &quot;&quot;}, {&quot;dropping-particle&quot;: &quot;&quot;, &quot;family&quot;: &quot;Esabella&quot;, &quot;given&quot;: &quot;Shinta&quot;, &quot;non-dropping-particle&quot;: &quot;&quot;, &quot;parse-names&quot;: false, &quot;suffix&quot;: &quot;&quot;}, {&quot;dropping-particle&quot;: &quot;&quot;, &quot;family&quot;: &quot;Julkarnain&quot;, &quot;given&quot;: &quot;M&quot;, &quot;non-dropping-particle&quot;: &quot;&quot;, &quot;parse-names&quot;: false, &quot;suffix&quot;: &quot;&quot;}, {&quot;dropping-particle&quot;: &quot;&quot;, &quot;family&quot;: &quot;Informatika&quot;, &quot;given&quot;: &quot;Program Studi&quot;, &quot;non-dropping-particle&quot;: &quot;&quot;, &quot;parse-names&quot;: false, &quot;suffix&quot;: &quot;&quot;}, {&quot;dropping-particle&quot;: &quot;&quot;, &quot;family&quot;: &quot;Teknik&quot;, &quot;given&quot;: &quot;Fakultas&quot;, &quot;non-dropping-particle&quot;: &quot;&quot;, &quot;parse-names&quot;: false, &quot;suffix&quot;: &quot;&quot;}, {&quot;dropping-particle&quot;: &quot;&quot;, &quot;family&quot;: &quot;Sumbawa&quot;, &quot;given&quot;: &quot;Universitas Teknologi&quot;, &quot;non-dropping-particle&quot;: &quot;&quot;, &quot;parse-names&quot;: false, &quot;suffix&quot;: &quot;&quot;}], &quot;container-title&quot;: &quot;Jurnal Teknik Sains&quot;, &quot;id&quot;: &quot;ITEM-2&quot;, &quot;issue&quot;: &quot;2&quot;, &quot;issued&quot;: {&quot;date-parts&quot;: [[&quot;2020&quot;]]}, &quot;page&quot;: &quot;18-22&quot;, &quot;title&quot;: &quot;Rancang Bangun Aplikasi Monitoring Unit Kegiatan Mahasiswa (Ukm) Universitas Teknologi Sumbawa Berbasis Web&quot;, &quot;type&quot;: &quot;article-journal&quot;, &quot;volume&quot;: &quot;1&quot;}, &quot;uris&quot;: [&quot;http://www.mendeley.com/documents/?uuid=2e41c203-9588-4b47-9f3e-763ef6e0e0f3&quot;]}, {&quot;id&quot;: &quot;ITEM-3&quot;, &quot;itemData&quot;: {&quot;DOI&quot;: &quot;10.30872/jim.v10i2.190&quot;, &quot;ISSN&quot;: &quot;1858-4853&quot;, &quot;abstract&quot;: &quot;Sepakbola adalah salah satu olahraga yang dimainkan oleh dua tim dalam sebuah pertandingan yang saling berlawanan untuk mendapat kemenangan. Universitas Mulawarman memiliki Unit Kegiatan Mahasiswa yang menaungi olahraga tersebut, bernama UKM sepakbola. Salah satu tujuan didirikannya Unit Kegiatan Mahasiswa (UKM) Sepakbola adalah untuk mengembangkan potensi dan menggali bakat khususnya mahasiswa Universitas Mulawarman dalam cabang olahraga khususnya sepakbola. Masalah lain yang dihadapi oleh para pengurus UKM sepakbola adalah bagaimana cara mengenalkan UKM sepakbola kepada mahasiswa yang baru masuk ataupun mahasiswa yang memiliki bakat sepakbola. Dampak yang paling terlihat dari permasalahan tersebut adalah kurangnya jumlah anggota UKM sepakbola di Universitas Mulawarman, sehingga dibutuhkan sebuah sistem informasi Unit Kegiatan Mahasiswa (UKM) sepakbola Universitas Mulawarman, untuk mempermudah mahasiswa mendapatkan informasi tentang UKM sepakbola yang ada di Universitas Mulawarman. Hasil dari penelitian ini adalah sebuah media informasi untuk mahasiswa yang ingin mengetahui dan dapat bergabung dalam kegiatan UKM sepakbola, yang dapat diakses melalui website. Layanan yang tersedia pada website dapat diakses oleh pengelola UKM diantaranya mendaftarkan user, login user, menginputkan informasi kegiatan, dan menginputkan modul yang dapat diakses dikunjungin oleh mahasiswa untuk mendapatkan informasi.&quot;, &quot;author&quot;: [{&quot;dropping-particle&quot;: &quot;&quot;, &quot;family&quot;: &quot;Sauri&quot;, &quot;given&quot;: &quot;Sofian&quot;, &quot;non-dropping-particle&quot;: &quot;&quot;, &quot;parse-names&quot;: false, &quot;suffix&quot;: &quot;&quot;}, {&quot;dropping-particle&quot;: &quot;&quot;, &quot;family&quot;: &quot;Haryono&quot;, &quot;given&quot;: &quot;Agus Tri&quot;, &quot;non-dropping-particle&quot;: &quot;&quot;, &quot;parse-names&quot;: false, &quot;suffix&quot;: &quot;&quot;}, {&quot;dropping-particle&quot;: &quot;&quot;, &quot;family&quot;: &quot;Astuti&quot;, &quot;given&quot;: &quot;Indah Fitri&quot;, &quot;non-dropping-particle&quot;: &quot;&quot;, &quot;parse-names&quot;: false, &quot;suffix&quot;: &quot;&quot;}, {&quot;dropping-particle&quot;: &quot;&quot;, &quot;family&quot;: &quot;Khairina&quot;, &quot;given&quot;: &quot;Dyna Marisa&quot;, &quot;non-dropping-particle&quot;: &quot;&quot;, &quot;parse-names&quot;: false, &quot;suffix&quot;: &quot;&quot;}, {&quot;dropping-particle&quot;: &quot;&quot;, &quot;family&quot;: &quot;Cahyadi&quot;, &quot;given&quot;: &quot;Dedy&quot;, &quot;non-dropping-particle&quot;: &quot;&quot;, &quot;parse-names&quot;: false, &quot;suffix&quot;: &quot;&quot;}], &quot;container-title&quot;: &quot;Informatika Mulawarman : Jurnal Ilmiah Ilmu Komputer&quot;, &quot;id&quot;: &quot;ITEM-3&quot;, &quot;issue&quot;: &quot;2&quot;, &quot;issued&quot;: {&quot;date-parts&quot;: [[&quot;2015&quot;]]}, &quot;page&quot;: &quot;46&quot;, &quot;title&quot;: &quot;Sistem Informasi Unit Kegiatan Mahasiswa (UKM) Sepakbola Universitas Mulawarman Berbasis Web&quot;, &quot;type&quot;: &quot;article-journal&quot;, &quot;volume&quot;: &quot;10&quot;}, &quot;uris&quot;: [&quot;http://www.mendeley.com/documents/?uuid=584fc57a-d0b0-40d0-9874-d7138764d462&quot;]}, {&quot;id&quot;: &quot;ITEM-4&quot;, &quot;itemData&quot;: {&quot;abstract&quot;: &quot;Artikel ini membahas permasalahan terkait manajemen kegiatan mahasiswa dalam proses pengajuan proposal kegiatan, review dan pelaporan kegiatan. Dilaksanakan oleh unit kegiatan mahasiswa di Universitas Negeri Padang yang bertujuan untuk meminimalisir waktu, tenaga dan biaya pelaksanaan prosedur pengajuan proposal dan laporan kegiatan. Dalam menemui KaSubag kemahasiswaan, WR III (bagian minat dan bakat) dan KaBag (bagian bendahara).Pengajuan proposal dan laporan kegiatan semestinya sudah sesuai dengan perkembangan teknologi pada masa ini agar menjadi efektif dan efisien. Dalam perancangan sistem informasi ini menggunakan metode waterfall dan metode Object Oriented Programming (OOP). Sistem ini juga menggunakan teknik Model View Controller (MVC). Sistem ini dirancang menggunakan Framework Yii2 dengan bahasa pemrograman Hypertext Preprocessor (PHP) dan Database Management System (DBMS) MySQL. Perancangan sistem informasi manajemen kegiatan mahasiswa menghasilkan sistem yang dapat mempermudah unit kegiatan mahasiswa di Universitas Negeri Padang dalam mengajukan proposal dan laporan kegiatan serta membantu KaSubag Kemahasiswaan dalam mengelola informasi mengenai kegiatan mahasiswa. Kata&quot;, &quot;author&quot;: [{&quot;dropping-particle&quot;: &quot;&quot;, &quot;family&quot;: &quot;Oktasari&quot;, &quot;given&quot;: &quot;Ana Juita&quot;, &quot;non-dropping-particle&quot;: &quot;&quot;, &quot;parse-names&quot;: false, &quot;suffix&quot;: &quot;&quot;}, {&quot;dropping-particle&quot;: &quot;&quot;, &quot;family&quot;: &quot;Kurniadi&quot;, &quot;given&quot;: &quot;Denny&quot;, &quot;non-dropping-particle&quot;: &quot;&quot;, &quot;parse-names&quot;: false, &quot;suffix&quot;: &quot;&quot;}], &quot;container-title&quot;: &quot;Jurnal Vokasional Teknik Elektronika dan Informatika&quot;, &quot;id&quot;: &quot;ITEM-4&quot;, &quot;issue&quot;: &quot;4&quot;, &quot;issued&quot;: {&quot;date-parts&quot;: [[&quot;2019&quot;]]}, &quot;page&quot;: &quot;150-157&quot;, &quot;title&quot;: &quot;Perancangan Sistem Informasi Manajemen Kegiatan Mahasiswa Berbasis Web&quot;, &quot;type&quot;: &quot;article-journal&quot;, &quot;volume&quot;: &quot;7&quot;}, &quot;uris&quot;: [&quot;http://www.mendeley.com/documents/?uuid=1cddce36-8ea3-4466-ab84-07a57cfd1f82&quot;]}, {&quot;id&quot;: &quot;ITEM-5&quot;, &quot;itemData&quot;: {&quot;ISSN&quot;: &quot;2460-8378&quot;, &quot;abstract&quot;: &quot;Salah satu bidang kepanitiaan yang memiliki peran penting dalam inti pelaksanaan kegiatan adalah bidang kesekretariatan. Bidang ini berfungsi sebagai penanggung jawab administrasi dalam seluruh kegiatan, mulai dari surat-menyurat, proposal kegiatan, hingga dalam penyusunan laporan pertanggungjawaban. Saat ini data arsip dari setiap kegiatan masih hanya berupa hardcopy. Hal tersebut menyebabkan resiko kehilangan maupun kerusakan arsip menjadi semakin tinggi. Untuk itu pada penelitian ini akan dibuat suatu solusi untuk mengatasi permasalahan tersebut. Solusi yang dihasilkan dalam bentuk aplikasi yang dapat digunakan untuk mengelola arsip dalam bentuk digital. Aplikasi tersebut juga akan dikembangkan dengan menggunakan Framework Laravel yang merupakan salah satu kerangka kerja dalam pemrograman web berbasis MVC (Model View Controller). Penggunaan Framework Laravel dapat meningkatkan kualitas dan performa aplikasi web yang dibangun. Selain itu Framework laravel juga memiliki dokumentasi sistem yang lengkap sehingga dapat lebih mempermudah proses pengembangan aplikasi.&quot;, &quot;author&quot;: [{&quot;dropping-particle&quot;: &quot;&quot;, &quot;family&quot;: &quot;Yuningsih&quot;, &quot;given&quot;: &quot;Lilis&quot;, &quot;non-dropping-particle&quot;: &quot;&quot;, &quot;parse-names&quot;: false, &quot;suffix&quot;: &quot;&quot;}], &quot;container-title&quot;: &quot;E-Proceedings KNS&amp;I STIKOM Bali&quot;, &quot;id&quot;: &quot;ITEM-5&quot;, &quot;issued&quot;: {&quot;date-parts&quot;: [[&quot;2017&quot;]]}, &quot;page&quot;: &quot;379-383&quot;, &quot;title&quot;: &quot;Implementasi Framework Laravel Pada Aplikasi Digitalisasi Arsip Sekretariat Organisasi Mahasiswa STMIK STIKOM Bali&quot;, &quot;type&quot;: &quot;article-journal&quot;}, &quot;uris&quot;: [&quot;http://www.mendeley.com/documents/?uuid=1fc8e75b-6335-4f18-896b-7f3149263311&quot;]}], &quot;mendeley&quot;: {&quot;formattedCitation&quot;: &quot;(Apriliani et al., 2020; Oktasari &amp; Kurniadi, 2019; Sauri et al., 2015; Wahid et al., 2020; Yuningsih, 2017)&quot;, &quot;plainTextFormattedCitation&quot;: &quot;(Apriliani et al., 2020; Oktasari &amp; Kurniadi, 2019; Sauri et al., 2015; Wahid et al., 2020; Yuningsih, 2017)&quot;}, &quot;properties&quot;: {&quot;noteIndex&quot;: 0}, &quot;schema&quot;: &quot;https://github.com/citation-style-language/schema/raw/master/csl-citation.json&quot;} RNDGPuetGIhNc"/><text:span text:style-name="T1">⁠⁠</text:span>⁠</text:p>
      <text:section text:style-name="Sect1" text:name="ADDIN Mendeley Bibliography CSL_BIBLIOGRAPHY  RNDjl4Q2tcq7K">
        <text:p text:style-name="P3">Alda, M. (2021). <text:span text:style-name="T2">Rekayasa Perangkat Lunak</text:span>. Media Sains.</text:p>
        <text:p text:style-name="P3">Amalia, D. (2018). Pengertian Website Secara Lengkap. In <text:span text:style-name="T2">Idwebhost</text:span> (p. 1). https://idwebhost.com/blog/pengertian-website-secara-lengkap/</text:p>
        <text:p text:style-name="P3">Annur, M. H., &amp; Delianti, V. I. (2020). Rancang Bangun Sistem Informasi Manajemen Organisasi Himpunan Mahasiswa Rokan Hulu. <text:span text:style-name="T2">VoteTEKNIKA: Jurnal Vocational Teknik Elektronika Dan Informatika</text:span>, <text:span text:style-name="T2">8</text:span>(1), 37–43.</text:p>
        <text:p text:style-name="P3">Apriliani, S. L., Esabella, S., Julkarnain, M., Informatika, P. S., Teknik, F., &amp; Sumbawa, U. T. (2020). Rancang Bangun Aplikasi Monitoring Unit Kegiatan Mahasiswa (Ukm) Universitas Teknologi Sumbawa Berbasis Web. <text:span text:style-name="T2">Jurnal Teknik Sains</text:span>, <text:span text:style-name="T2">1</text:span>(2), 18–22.</text:p>
        <text:p text:style-name="P3">Ayu, F., &amp; Permatasari, N. (2018). Perancangan Sistem Informasi Pengolahan Data Praktek Kerja Lapangan (Pkl) Pada Devisi Humas Pt. Pegadaian. <text:span text:style-name="T2">Intra-Tech</text:span>, <text:span text:style-name="T2">2</text:span>(2), 12–26.</text:p>
        <text:p text:style-name="P3">Buchari dkk. (2015). Pengertian Rancang. <text:span text:style-name="T2">E-Journal Teknik Informatika</text:span>, <text:span text:style-name="T2">6</text:span>(1). https://doi.org/10.1017/CBO9781107415324.004</text:p>
        <text:p text:style-name="P3">Destiningrum, M., &amp; Adrian, Q. J. (2017). Sistem Informasi Penjadwalan Dokter Berbassis Web Dengan Menggunakan Framework Codeigniter (Studi Kasus: Rumah Sakit Yukum Medical Centre). <text:span text:style-name="T2">Jurnal Teknoinfo</text:span>, <text:span text:style-name="T2">11</text:span>(2), 30. https://doi.org/10.33365/jti.v11i2.24</text:p>
        <text:p text:style-name="P3">Hadi, D. A. (n.d.). Codeigniter Part 1 : Pengertian dan Cara Menggunakan CodeIgniter. In <text:span text:style-name="T2">Malasngoding</text:span> (p. 1). https://www.malasngoding.com/pengertian-dan-cara-menggunakan-codeigniter/</text:p>
        <text:p text:style-name="P3"><text:soft-page-break/>Hendini, A. (2016). Pemodelan Uml Sistem Informasi Monitoring Penjualan Dan Stok Barang. <text:span text:style-name="T2">Jurnal Khatulistiwa Informatika</text:span>, <text:span text:style-name="T2">2</text:span>(9), 107–116. https://doi.org/10.1017/CBO9781107415324.004</text:p>
        <text:p text:style-name="P3">Herliana, A., &amp; Rasyid, P. M. (2016). Sistem Informasi Monitoring Pengembangan Software Pada Tahap. <text:span text:style-name="T2">Jurnal Informatika</text:span>, <text:span text:style-name="T2">1</text:span>, 41–50.</text:p>
        <text:p text:style-name="P3">Hidayanti, N., Widyawati, W., Fatullah, R., &amp; Budiono, B. (2020). Rancang bangun aplikasi monitoring kegiatan kuliah kerja mahasiswa berbasis android di Universitas Banten Jaya. <text:span text:style-name="T2">Teknika: Jurnal Sains Dan Teknologi</text:span>, <text:span text:style-name="T2">16</text:span>(2), 267. https://doi.org/10.36055/tjst.v16i2.8680</text:p>
        <text:p text:style-name="P3">Jaya, K. A., Safriadi, N., &amp; Perwitasari, A. (2018). Aplikasi Monitoring dan Evaluasi Kinerja Aparatur di Kejaksaan Negeri Mempawah. <text:span text:style-name="T2">Jurnal Sistem Dan Teknologi Informasi (JustIN)</text:span>, <text:span text:style-name="T2">6</text:span>(1), 21. https://doi.org/10.26418/justin.v6i1.23314</text:p>
        <text:p text:style-name="P3">Maulani. (2018). Pengertian Rancang Bangun. <text:span text:style-name="T2">Jurnal ICIT</text:span>, <text:span text:style-name="T2">4</text:span>(2), 157.</text:p>
        <text:p text:style-name="P3">Mulyana, Y. (2015). <text:span text:style-name="T2">Pengenalan Framework CodeIgniter</text:span>. <text:span text:style-name="T2">versi 3</text:span>, 1–4.</text:p>
        <text:p text:style-name="P3">MURNATI. (2019). <text:span text:style-name="T2">Rancang Bangun Aplikasi E-Vote Ketua Osis Berbasis Android Di Sma Pgri 1 Kota Serang</text:span>. <text:span text:style-name="T2">1</text:span>, 2019.</text:p>
        <text:p text:style-name="P3">Nasution, Robby DarwisNasution, R. D. (2015). No 主観的健康感を中心とした在宅高齢者における 健康関連指標に関する共分散構造分析Title. 3(2), 54–67. (2015). <text:span text:style-name="T2">No 主観的健康感を中心とした在宅高齢者における 健康関連指標に関する共分散構造分析Title</text:span>. <text:span text:style-name="T2">3</text:span>(2), 54–67.</text:p>
        <text:p text:style-name="P3">Oktasari, A. J., &amp; Kurniadi, D. (2019). Perancangan Sistem Informasi Manajemen Kegiatan Mahasiswa Berbasis Web. <text:span text:style-name="T2">Jurnal Vokasional Teknik Elektronika Dan Informatika</text:span>, <text:span text:style-name="T2">7</text:span>(4), 150–157. http://ejournal.unp.ac.id/index.php/voteknika/article/view/106536</text:p>
        <text:p text:style-name="P3">Priyanto, W., Nugroho, D., &amp; Widada, B. (2015). Sistem Informasi Monitoring Perkuliahan Berbasis Web di STMIK Sinar Nusantara Surakarta. <text:span text:style-name="T2">Jurnal TIKomSiN</text:span>, 53–158.</text:p>
        <text:p text:style-name="P3">Rosidah;. (2018). Uml1. <text:span text:style-name="T2">Journal of Chemical Information and Modeling</text:span>, <text:span text:style-name="T2">53</text:span>(9), 8–24.</text:p>
        <text:p text:style-name="P3">Sauri, S., Haryono, A. T., Astuti, I. F., Khairina, D. M., &amp; Cahyadi, D. (201<text:span text:style-name="T3">6</text:span>). Sistem Informasi Unit Kegiatan Mahasiswa (UKM) Sepakbola Universitas Mulawarman Berbasis Web. <text:span text:style-name="T2">Informatika Mulawarman : Jurnal Ilmiah Ilmu Komputer</text:span>, <text:span text:style-name="T2">10</text:span>(2), 46. https://doi.org/10.30872/jim.v10i2.190</text:p>
        <text:p text:style-name="P3">Siregar, H. F., &amp; Sari, N. (2018). Rancang Bangun Aplikasi Simpan Pinjam Uang Mahasiswa Fakultas Teknik Universitas Asahan Berbasis Web. <text:span text:style-name="T2">Jurnal Teknologi Informasi</text:span>, <text:span text:style-name="T2">2</text:span>(1), 53. https://doi.org/10.36294/jurti.v2i1.409</text:p>
        <text:p text:style-name="P3">Susanto, E. (2020). <text:span text:style-name="T2">Pemrograman Android Dengan Menggunakan Eclipse &amp; StarUML</text:span>. Airlangga University Press. https://books.google.co.id/books?id=UGvIDwAAQBAJ&amp;printsec=frontcover&amp;dq=komponen+uml&amp;hl=jv&amp;sa<text:soft-page-break/>=X&amp;ved=2ahUKEwitlrvPn4LwAhUVjeYKHUC_BIgQ6AEwB3oECAkQAg#v=onepage&amp;q=komponen uml&amp;f=false</text:p>
        <text:p text:style-name="P3">Taufan. (2017). Pengertian Pembangunan. <text:span text:style-name="T2">Jurnal E-Journal Teknik Informatika</text:span>, <text:span text:style-name="T2">11</text:span>(1).</text:p>
        <text:p text:style-name="P3">Teduh Sanubari, Cahyo Prianto, N. R. (2020). <text:span text:style-name="T2">Odol (one desa one product unggulan online) penerapan metode Naive Bayes pada Pengembangan Aplikasi E-Commerce menguunakan codeigniter</text:span>. Kreatif. https://books.google.co.id/books?id=s4j_DwAAQBAJ&amp;pg=PA41&amp;dq=pengertian+waterfall&amp;hl=jv&amp;sa=X&amp;ved=2ahUKEwiU0Yyjp4LwAhWr8HMBHe3QCbIQ6AEwAXoECAIQAg#v=onepage&amp;q=pengertian waterfall&amp;f=false</text:p>
        <text:p text:style-name="P3">Wahid, A. A., Rosyadah, A., Mulany, H. F., &amp; Nugraha, R. (2020). <text:span text:style-name="T2">Perancangan Sistem Informasi Organisasi Mahasiswa ( SIOMAS ) STMIK Sumedang Berbasis Website</text:span>. <text:span text:style-name="T2">January</text:span>.</text:p>
        <text:p text:style-name="P3">Wikipedia. (2015). <text:span text:style-name="T2">Monitoring</text:span>. 2015.</text:p>
        <text:p text:style-name="P4">Yuningsih, L. (2017). Implementasi Framework Laravel Pada Aplikasi Digitalisasi Arsip Sekretariat Organisasi Mahasiswa STMIK STIKOM Bali. <text:span text:style-name="T2">E-Proceedings KNS&amp;I STIKOM Bali</text:span>, 379–383. http://knsi.stikom-bali.ac.id/index.php/eproceedings/article/view/70</text:p>
      </text:section>
      <text:p text:style-name="P1"><text:s/></text:p>
      <text:p text:style-name="P14">Lampiran </text:p>
      <text:p text:style-name="P6"/>
      <text:p text:style-name="P7">WAWANCARA</text:p>
      <text:p text:style-name="P8">Berikut ini adalah petikan semua wawancara yang penulis lakukan dengan narasumber yang bersangkutan dengan sistem yang akan dibangun diantaranya Kemahasiswaan dan organisasi mahasiwa. Wawancara ini dilakukan pada:</text:p>
      <text:p text:style-name="P8">Hari<text:tab/><text:tab/>: Rabu</text:p>
      <text:p text:style-name="P8">Tanggal<text:tab/>: 23 Desember 2020</text:p>
      <text:p text:style-name="P8">Tempat<text:tab/><text:tab/>: Kampus 1 Universitas Banten Jaya</text:p>
      <text:p text:style-name="P8"/>
      <table:table table:name="Table1" table:style-name="Table1">
        <table:table-column table:style-name="Table1.A"/>
        <table:table-column table:style-name="Table1.B"/>
        <table:table-column table:style-name="Table1.C"/>
        <table:table-row table:style-name="TableLine2453233380752">
          <table:table-cell table:style-name="Table1.A1" office:value-type="string">
            <text:p text:style-name="P8">P</text:p>
          </table:table-cell>
          <table:table-cell table:style-name="Table1.A1" office:value-type="string">
            <text:p text:style-name="P16">:</text:p>
          </table:table-cell>
          <table:table-cell table:style-name="Table1.A1" office:value-type="string">
            <text:p text:style-name="P8">Siapa sajakah yang terlibat dalam proses pengajuan kegiatan ?</text:p>
          </table:table-cell>
        </table:table-row>
        <table:table-row table:style-name="TableLine2453233380752">
          <table:table-cell table:style-name="Table1.A1" office:value-type="string">
            <text:p text:style-name="P8">N</text:p>
          </table:table-cell>
          <table:table-cell table:style-name="Table1.A1" office:value-type="string">
            <text:p text:style-name="P16">:</text:p>
          </table:table-cell>
          <table:table-cell table:style-name="Table1.A1" office:value-type="string">
            <text:p text:style-name="P8">Ada organisasi mahasiswa yang terdiri dari HMJ dan UKM, BEM, DPM, Kepala Program Studi, Kemahasiswaan dan Biro Akademik.</text:p>
          </table:table-cell>
        </table:table-row>
        <table:table-row table:style-name="TableLine2453233380752">
          <table:table-cell table:style-name="Table1.A1" office:value-type="string">
            <text:p text:style-name="P8">P</text:p>
          </table:table-cell>
          <table:table-cell table:style-name="Table1.A1" office:value-type="string">
            <text:p text:style-name="P16">:</text:p>
          </table:table-cell>
          <table:table-cell table:style-name="Table1.A1" office:value-type="string">
            <text:p text:style-name="P8">Apa saja tugas dari orang-orang yang terlibat dalam pengajuan kegiatan tersebut?</text:p>
          </table:table-cell>
        </table:table-row>
        <table:table-row table:style-name="TableLine2453233380752">
          <table:table-cell table:style-name="Table1.A1" office:value-type="string">
            <text:p text:style-name="P8">N</text:p>
          </table:table-cell>
          <table:table-cell table:style-name="Table1.A1" office:value-type="string">
            <text:p text:style-name="P17">:</text:p>
          </table:table-cell>
          <table:table-cell table:style-name="Table1.A1" office:value-type="string">
            <text:p text:style-name="P9">HMJ dan UKM mengajukan RAK, proposal dan LPJ kemudian DPM menyetujui RAK, <text:span text:style-name="T5">BEM menyetujuui Propsoal dan LPJ, </text:span><text:span text:style-name="T6">Kepala Program Studi bertugas menyetujui proposal dan lpj dari masing masing himpunan jurusan,</text:span> Kemahasiswaan menyetujui RAK, Proposal, LPJ, memberikan informasi yang berkaitan dengan KBM (Keluarga Besar Mahasiswa) serta mengkoordinir kegiatan semua mahasiswa, Biro Akademik juga bertugas menyetujui Proposal dan LPJ.</text:p>
          </table:table-cell>
        </table:table-row>
        <table:table-row table:style-name="TableLine2453233380752">
          <table:table-cell table:style-name="Table1.A1" office:value-type="string">
            <text:p text:style-name="P10">P</text:p>
          </table:table-cell>
          <table:table-cell table:style-name="Table1.A1" office:value-type="string">
            <text:p text:style-name="P17">:</text:p>
          </table:table-cell>
          <table:table-cell table:style-name="Table1.A1" office:value-type="string">
            <text:p text:style-name="P11">Bagaimana alur-alur untuk mengajukan kegiatan?</text:p>
          </table:table-cell>
        </table:table-row>
        <table:table-row table:style-name="TableLine2453233380752">
          <table:table-cell table:style-name="Table1.A1" office:value-type="string">
            <text:p text:style-name="P13">N</text:p>
          </table:table-cell>
          <table:table-cell table:style-name="Table1.A1" office:value-type="string">
            <text:p text:style-name="P17">:</text:p>
          </table:table-cell>
          <table:table-cell table:style-name="Table1.A1" office:value-type="string">
            <text:p text:style-name="P11">Organisasi mahasiswa berupa HMJ, UKM dan BEM mengajukan RAK kepada DPM, kemudian DPM menyetujui RAK dan menyerahkan RAK kepada Kemahasiswaan.</text:p>
            <text:p text:style-name="P11">Setelah pengajuan RAK masing masing organisasi mahasiswa mengajukan proposal untuk kegiatan yang akan dilakukan sesuai dengan kegiatan yang ada pada RAK, untuk HMJ pengajuan melalui Kaprodi terlebih dahulu, kemudian BEM, Kemahasiswaan dan Biro <text:soft-page-break/>Akademik. Sedangkan UKM langsung kepada BEM, kemahasiswaan dan Biro Akademik, begitu juga dengan LPJ.</text:p>
          </table:table-cell>
        </table:table-row>
        <table:table-row table:style-name="TableLine2453233380752">
          <table:table-cell table:style-name="Table1.A1" office:value-type="string">
            <text:p text:style-name="P13">P</text:p>
          </table:table-cell>
          <table:table-cell table:style-name="Table1.A1" office:value-type="string">
            <text:p text:style-name="P17">:</text:p>
          </table:table-cell>
          <table:table-cell table:style-name="Table1.A1" office:value-type="string">
            <text:p text:style-name="P12">Dalam memonitor kegiatan organisasi mahasiswa ini apakah ada kesulitan?</text:p>
          </table:table-cell>
        </table:table-row>
        <table:table-row table:style-name="TableLine2453233380752">
          <table:table-cell table:style-name="Table1.A1" office:value-type="string">
            <text:p text:style-name="P13">N</text:p>
          </table:table-cell>
          <table:table-cell table:style-name="Table1.A1" office:value-type="string">
            <text:p text:style-name="P17">:</text:p>
          </table:table-cell>
          <table:table-cell table:style-name="Table1.A1" office:value-type="string">
            <text:p text:style-name="P12">Kesulitan terdapat pada organisasi mahasiswa yang tidak disiplin dimana sering mengajukan kegiatan yang tidak sesuai dengan Rak. Saya juga kesulitan mempublikasikan kegiatan yang sudah di laksanakan untuk menarik mahasiswa baru atau pun mahasiswa lama agar bisa bergabung dengan organisasi-organisai mahasiswa yang ada di universitas ini</text:p>
          </table:table-cell>
        </table:table-row>
      </table:table>
      <text:p text:style-name="P8"/>
      <text:p text:style-name="P13">Keterangan :</text:p>
      <text:p text:style-name="P13">P<text:tab/>: Penanya</text:p>
      <text:p text:style-name="P13">N<text:tab/>: Narasumb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Right_20_Page" style:display-name="Right Page" style:page-layout-name="Mpm2" style:next-style-name="Left_20_Page"/>
    <style:master-page style:name="Left_20_Page" style:display-name="Left Page" style:page-layout-name="Mpm3" style:next-style-name="Right_20_Page"/>
    <style:master-page style:name="daftar_20_isi" style:display-name="daftar isi" style:page-layout-name="Mpm1"/>
    <style:master-page style:name="First_20_Page" style:display-name="First Page" style:page-layout-name="Mpm4" style:next-style-name="Standard"/>
    <style:master-page style:name="Envelope" style:page-layout-name="Mpm5"/>
    <style:master-page style:name="Index" style:page-layout-name="Mpm4"/>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5T22:45:55.240000000</meta:creation-date>
    <dc:date>2021-08-14T13:14:40.844000000</dc:date>
    <meta:editing-duration>PT1H6M21S</meta:editing-duration>
    <meta:editing-cycles>9</meta:editing-cycles>
    <meta:generator>LibreOffice/7.1.5.2$Windows_X86_64 LibreOffice_project/85f04e9f809797b8199d13c421bd8a2b025d52b5</meta:generator>
    <meta:print-date>2021-04-26T07:13:08.889000000</meta:print-date>
    <meta:document-statistic meta:table-count="1" meta:image-count="0" meta:object-count="0" meta:page-count="5" meta:paragraph-count="64" meta:word-count="1045" meta:character-count="7424" meta:non-whitespace-character-count="6565"/>
    <meta:user-defined meta:name="Mendeley Citation Style_1">http://www.zotero.org/styles/apa</meta:user-defined>
    <meta:user-defined meta:name="Mendeley Document_1">True</meta:user-defined>
    <meta:user-defined meta:name="Mendeley Unique User Id_1">03dd33a8-2615-3c0a-bc2e-bbf868119e9a</meta:user-defined>
  </office:meta>
</office:document-meta>
</file>